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9271in" fo:margin-left="0in" fo:margin-right="-0.0021in" table:align="margins"/>
    </style:style>
    <style:style style:name="Table12.A" style:family="table-column">
      <style:table-column-properties style:column-width="3.0431in" style:rel-column-width="28791*"/>
    </style:style>
    <style:style style:name="Table12.B" style:family="table-column">
      <style:table-column-properties style:column-width="3.884in" style:rel-column-width="367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P1" style:family="paragraph" style:parent-style-name="Text_20_body">
      <style:paragraph-properties fo:text-align="start" style:justify-single-word="false"/>
    </style:style>
    <style:style style:name="P2" style:family="paragraph" style:parent-style-name="Preformatted_20_Text">
      <style:paragraph-properties fo:margin-left="0.4925in" fo:margin-right="0in" fo:text-indent="0in" style:auto-text-indent="false"/>
    </style:style>
    <style:style style:name="P3" style:family="paragraph" style:parent-style-name="Preformatted_20_Text">
      <style:paragraph-properties fo:margin-left="0.9846in" fo:margin-right="0in" fo:text-indent="0in" style:auto-text-indent="false"/>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paragraph-properties fo:text-align="start" style:justify-single-word="false"/>
      <style:text-properties fo:font-weight="bold" style:font-weight-asian="bold" style:font-weight-complex="bold"/>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paragraph-properties fo:margin-left="0.4925in" fo:margin-right="0in" fo:text-indent="0in" style:auto-text-indent="false"/>
      <style:text-properties fo:font-weight="normal" style:font-weight-asian="normal" style:font-weight-complex="normal"/>
    </style:style>
    <style:style style:name="P9" style:family="paragraph" style:parent-style-name="Preformatted_20_Text">
      <style:paragraph-properties fo:margin-left="0.9846in" fo:margin-right="0in" fo:text-indent="0in" style:auto-text-indent="false"/>
      <style:text-properties fo:font-weight="normal" style:font-weight-asian="normal" style:font-weight-complex="normal"/>
    </style:style>
    <style:style style:name="P10" style:family="paragraph" style:parent-style-name="Preformatted_20_Text">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Preformatted_20_Text">
      <style:paragraph-properties fo:margin-left="0.4925in" fo:margin-right="0in" fo:text-align="start" style:justify-single-word="false" fo:text-indent="0in" style:auto-text-indent="false"/>
      <style:text-properties fo:font-weight="normal" style:font-weight-asian="normal" style:font-weight-complex="normal"/>
    </style:style>
    <style:style style:name="P12" style:family="paragraph" style:parent-style-name="Preformatted_20_Text">
      <style:text-properties fo:font-weight="bold"/>
    </style:style>
    <style:style style:name="P13" style:family="paragraph" style:parent-style-name="Standard">
      <style:text-properties fo:font-weight="bold"/>
    </style:style>
    <style:style style:name="P14" style:family="paragraph" style:parent-style-name="Preformatted_20_Text">
      <style:paragraph-properties fo:margin-left="0.9846in" fo:margin-right="0in" fo:text-align="start" style:justify-single-word="false" fo:text-indent="0in" style:auto-text-indent="false"/>
      <style:text-properties fo:font-weight="normal" fo:background-color="transparent" style:font-weight-asian="normal" style:font-weight-complex="normal"/>
    </style:style>
    <style:style style:name="P15" style:family="paragraph" style:parent-style-name="Preformatted_20_Text">
      <style:paragraph-properties fo:margin-left="0.9846in" fo:margin-right="0in" fo:text-align="start" style:justify-single-word="false" fo:text-indent="0in" style:auto-text-indent="false"/>
      <style:text-properties fo:font-weight="normal" fo:background-color="#ffff00" style:font-weight-asian="normal" style:font-weight-complex="normal"/>
    </style:style>
    <style:style style:name="P16" style:family="paragraph" style:parent-style-name="Preformatted_20_Text">
      <style:paragraph-properties fo:text-align="start" style:justify-single-word="false"/>
      <style:text-properties fo:font-weight="normal" style:font-weight-asian="normal" style:font-weight-complex="normal"/>
    </style:style>
    <style:style style:name="P17" style:family="paragraph" style:parent-style-name="Preformatted_20_Text">
      <style:paragraph-properties fo:margin-left="0.9846in" fo:margin-right="0in" fo:text-align="start" style:justify-single-word="false" fo:text-indent="0in" style:auto-text-indent="false"/>
      <style:text-properties fo:font-weight="normal" fo:background-color="#00ffff" style:font-weight-asian="normal" style:font-weight-complex="normal"/>
    </style:style>
    <style:style style:name="P18" style:family="paragraph" style:parent-style-name="Preformatted_20_Text">
      <style:paragraph-properties fo:text-align="start" style:justify-single-word="false"/>
      <style:text-properties fo:font-weight="bold"/>
    </style:style>
    <style:style style:name="P19" style:family="paragraph" style:parent-style-name="Preformatted_20_Text">
      <style:paragraph-properties fo:margin-left="0.9846in" fo:margin-right="0in" fo:text-indent="0in" style:auto-text-indent="false"/>
      <style:text-properties fo:font-weight="normal" fo:background-color="#ffff00" style:font-weight-asian="normal" style:font-weight-complex="normal"/>
    </style:style>
    <style:style style:name="P20" style:family="paragraph" style:parent-style-name="Preformatted_20_Text" style:list-style-name="L1"/>
    <style:style style:name="T1" style:family="text" style:parent-style-name="Source_20_Text">
      <style:text-properties fo:font-weight="bold" style:font-weight-asian="bold" style:font-weight-complex="bold"/>
    </style:style>
    <style:style style:name="T2" style:family="text" style:parent-style-name="Source_20_Text">
      <style:text-properties fo:font-weight="normal" style:font-weight-asian="normal" style:font-weight-complex="normal"/>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parent-style-name="Source_20_Text">
      <style:text-properties fo:font-weight="normal" fo:background-color="#00ffff" style:font-weight-asian="normal" style:font-weight-complex="normal"/>
    </style:style>
    <style:style style:name="T6" style:family="text" style:parent-style-name="Source_20_Text">
      <style:text-properties fo:font-weight="normal" fo:background-color="#ffff00" style:font-weight-asian="normal" style:font-weight-complex="normal"/>
    </style:style>
    <style:style style:name="T7" style:family="text" style:parent-style-name="Source_20_Text">
      <style:text-properties fo:background-color="#ffff00"/>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ource_20_Text">libgedcom++</text:span> Design Document</text:p>
      <text:h text:style-name="Heading_20_1" text:outline-level="1">Overview</text:h>
      <text:p text:style-name="Text_20_body"><text:span text:style-name="Source_20_Text">libgedcom++</text:span> will provide an object-oriented C++ wrapper around the gedcom-parser libraries <text:span text:style-name="Source_20_Text">libgedcom</text:span> and <text:span text:style-name="Source_20_Text">libgedcom_gom.</text:span></text:p>
      <text:p text:style-name="Heading">License</text:p>
      <text:p text:style-name="Text_20_body"><text:span text:style-name="Source_20_Text">libgedcom </text:span>comes under the LGPL license, meaning that its direct descendants must be licensed under the same terms, but programs linked against it need not use the same license. Because of this, <text:span text:style-name="Source_20_Text">libgedcom++</text:span> could be licensed under any terms. It seems most fitting to likewise release this code under the LGPL, which is what I am doing.</text:p>
      <text:h text:style-name="Heading_20_1" text:outline-level="1">Independent Classes</text:h>
      <text:p text:style-name="P1">GedcomParser</text:p>
      <text:p text:style-name="P1">GedcomObjectModel</text:p>
      <text:p text:style-name="Preformatted_20_Text"><text:span text:style-name="T1">/** Superclass of all GEDCOM record classes. Contains any elements common to all types of records */</text:span></text:p>
      <text:p text:style-name="Preformatted_20_Text"><text:span text:style-name="T1">class GedcomRecord {</text:span></text:p>
      <text:p text:style-name="P2"><text:span text:style-name="T2">public:</text:span></text:p>
      <text:p text:style-name="P2"><text:span text:style-name="T2">private:</text:span></text:p>
      <text:p text:style-name="P2"><text:span text:style-name="T2">protected:</text:span></text:p>
      <text:p text:style-name="P3"><text:span text:style-name="T2">UserData* extra;</text:span></text:p>
      <text:p text:style-name="P3"><text:span text:style-name="T2">string record_id;</text:span></text:p>
      <text:p text:style-name="P3"><text:span text:style-name="T2">string xrefstr;</text:span></text:p>
      <text:p text:style-name="Preformatted_20_Text"><text:span text:style-name="T1">};</text:span></text:p>
      <text:p text:style-name="Preformatted_20_Text"><text:span text:style-name="T1"/></text:p>
      <text:p text:style-name="Preformatted_20_Text"><text:span text:style-name="T1"/></text:p>
      <text:h text:style-name="Heading_20_1" text:outline-level="1">Mapped Classes</text:h>
      <text:h text:style-name="Heading_20_2" text:outline-level="2" text:is-list-header="true">Object Model structures</text:h>
      <text:p text:style-name="Preformatted_20_Text"><text:s/></text:p>
      <text:p text:style-name="P4"/>
      <text:p text:style-name="P5"/>
      <table:table table:name="Table1" table:style-name="Table1">
        <table:table-column table:style-name="Table1.A"/>
        <table:table-column table:style-name="Table1.B"/>
        <table:table-header-rows>
          <table:table-row>
            <table:table-cell table:style-name="Table1.A1" office:value-type="string">
              <text:p text:style-name="Preformatted_20_Text"><text:bookmark text:name="header"/><text:span text:style-name="T3">struct header</text:span> { (<text:a xlink:type="simple" xlink:href="javascript:popup_gedcom('HEADER')">?</text:a>)</text:p>
              <text:p text:style-name="Preformatted_20_Text"><text:s text:c="2"/>struct header_source {</text:p>
              <text:p text:style-name="Preformatted_20_Text"><text:s text:c="4"/>char *id; (<text:a xlink:type="simple" xlink:href="javascript:popup_gedcom('APPROVED_SYSTEM_ID')">?</text:a>)</text:p>
              <text:p text:style-name="Preformatted_20_Text"><text:s text:c="4"/>char *name; (<text:a xlink:type="simple" xlink:href="javascript:popup_gedcom('NAME_OF_PRODUCT')">?</text:a>)</text:p>
              <text:p text:style-name="Preformatted_20_Text"><text:s text:c="4"/>char *version; (<text:a xlink:type="simple" xlink:href="javascript:popup_gedcom('VERSION_NUMBER')">?</text:a>)</text:p>
              <text:p text:style-name="Preformatted_20_Text"><text:s text:c="4"/>struct header_corporation { </text:p>
              <text:p text:style-name="Preformatted_20_Text"><text:s text:c="6"/>char *name; (<text:a xlink:type="simple" xlink:href="javascript:popup_gedcom('NAME_OF_BUSINESS')">?</text:a>)</text:p>
              <text:p text:style-name="Preformatted_20_Text"><text:s text:c="6"/><text:a xlink:type="simple" xlink:href="../../../../software/downloads/gedcom-parse-0.90.0/doc/gomxref.html#address">struct address</text:a> *address; </text:p>
              <text:p text:style-name="Preformatted_20_Text"><text:s text:c="6"/>char *phone[3]; (<text:a xlink:type="simple" xlink:href="javascript:popup_gedcom('PHONE_NUMBER')">?</text:a>)</text:p>
              <text:p text:style-name="Preformatted_20_Text"><text:s text:c="4"/>} corporation; </text:p>
              <text:p text:style-name="Preformatted_20_Text"><text:s text:c="4"/>struct header_data { </text:p>
              <text:p text:style-name="Preformatted_20_Text"><text:s text:c="6"/>char *name; (<text:a xlink:type="simple" xlink:href="javascript:popup_gedcom('NAME_OF_SOURCE_DATA')">?</text:a>)</text:p>
              <text:p text:style-name="Preformatted_20_Text"><text:s text:c="6"/><text:a xlink:type="simple" xlink:href="../../../../software/downloads/gedcom-parse-0.90.0/doc/interface.html#date_value">struct date_value</text:a> *date; (<text:a xlink:type="simple" xlink:href="javascript:popup_gedcom('PUBLICATION_DATE')">?</text:a>)</text:p>
              <text:p text:style-name="Preformatted_20_Text"><text:s text:c="6"/>char *copyright; (<text:a xlink:type="simple" xlink:href="javascript:popup_gedcom('COPYRIGHT_SOURCE_DATA')">?</text:a>)</text:p>
              <text:p text:style-name="Preformatted_20_Text"><text:s text:c="4"/>} data; </text:p>
              <text:p text:style-name="Preformatted_20_Text"><text:s text:c="2"/>} source; </text:p>
              <text:p text:style-name="Preformatted_20_Text"><text:s text:c="2"/>char *destination; (<text:a xlink:type="simple" xlink:href="javascript:popup_gedcom('RECEIVING_SYSTEM_NAME')">?</text:a>)</text:p>
              <text:p text:style-name="Preformatted_20_Text"><text:s text:c="2"/><text:a xlink:type="simple" xlink:href="../../../../software/downloads/gedcom-parse-0.90.0/doc/interface.html#date_value">struct date_value</text:a> *date; (<text:a xlink:type="simple" xlink:href="javascript:popup_gedcom('TRANSMISSION_DATE')">?</text:a>)</text:p>
              <text:p text:style-name="Preformatted_20_Text"><text:s text:c="2"/>char *time; (<text:a xlink:type="simple" xlink:href="javascript:popup_gedcom('TIME_VALUE')">?</text:a>)</text:p>
              <text:p text:style-name="Preformatted_20_Text"><text:s text:c="2"/><text:a xlink:type="simple" xlink:href="../../../../software/downloads/gedcom-parse-0.90.0/doc/interface.html#xref_value">struct xref_value</text:a> *submitter; </text:p>
              <text:p text:style-name="Preformatted_20_Text"><text:s text:c="2"/><text:a xlink:type="simple" xlink:href="../../../../software/downloads/gedcom-parse-0.90.0/doc/interface.html#xref_value">struct xref_value</text:a> *submission; </text:p>
              <text:p text:style-name="Preformatted_20_Text"><text:s text:c="2"/>char *filename; (<text:a xlink:type="simple" xlink:href="javascript:popup_gedcom('FILE_NAME')">?</text:a>)</text:p>
              <text:p text:style-name="Preformatted_20_Text"><text:s text:c="2"/>char *copyright; (<text:a xlink:type="simple" xlink:href="javascript:popup_gedcom('COPYRIGHT_GEDCOM_FILE')">?</text:a>)</text:p>
              <text:p text:style-name="Preformatted_20_Text"><text:s text:c="2"/>struct header_gedcom { </text:p>
              <text:p text:style-name="Preformatted_20_Text"><text:s text:c="4"/>char *version; (<text:a xlink:type="simple" xlink:href="javascript:popup_gedcom('VERSION_NUMBER')">?</text:a>)</text:p>
              <text:p text:style-name="Preformatted_20_Text"><text:s text:c="4"/>char *form; (<text:a xlink:type="simple" xlink:href="javascript:popup_gedcom('GEDCOM_FORM')">?</text:a>)</text:p>
              <text:p text:style-name="Preformatted_20_Text"><text:s text:c="2"/>} gedcom; </text:p>
              <text:p text:style-name="Preformatted_20_Text"><text:s text:c="2"/>struct header_charset { </text:p>
              <text:p text:style-name="Preformatted_20_Text"><text:s text:c="4"/>char *name; (<text:a xlink:type="simple" xlink:href="javascript:popup_gedcom('CHARACTER_SET')">?</text:a>)</text:p>
              <text:p text:style-name="Preformatted_20_Text"><text:s text:c="4"/>char *version; (<text:a xlink:type="simple" xlink:href="javascript:popup_gedcom('VERSION_NUMBER')">?</text:a>)</text:p>
              <text:p text:style-name="Preformatted_20_Text"><text:s text:c="2"/>} charset; </text:p>
              <text:p text:style-name="Preformatted_20_Text"><text:s text:c="2"/>char *language; (<text:a xlink:type="simple" xlink:href="javascript:popup_gedcom('LANGUAGE_OF_TEXT')">?</text:a>)</text:p>
              <text:p text:style-name="Preformatted_20_Text"><text:s text:c="2"/>char *place_hierarchy; (<text:a xlink:type="simple" xlink:href="javascript:popup_gedcom('PLACE_HIERARCHY')">?</text:a>)</text:p>
              <text:p text:style-name="Preformatted_20_Text"><text:s text:c="2"/>char *note; (<text:a xlink:type="simple" xlink:href="javascript:popup_gedcom('GEDCOM_CONTENT_DESCRIPTION')">?</text:a>)</text:p>
              <text:p text:style-name="Preformatted_20_Text"><text:s text:c="2"/><text:a xlink:type="simple" xlink:href="../../../../software/downloads/gedcom-parse-0.90.0/doc/gomxref.html#user_data">struct user_data</text:a> *extra; </text:p>
              <text:p text:style-name="P6">};</text:p>
            </table:table-cell>
            <table:table-cell table:style-name="Table1.B1" office:value-type="string">
              <text:p text:style-name="P7">class Header {</text:p>
              <text:p text:style-name="P8">public:</text:p>
              <text:p text:style-name="P9">Header();</text:p>
              <text:p text:style-name="P10">//accessors</text:p>
              <text:p text:style-name="P8">private:</text:p>
              <text:p text:style-name="P9">HeaderSource source;</text:p>
              <text:p text:style-name="P9">string destination;</text:p>
              <text:p text:style-name="P9">DateValue* date;</text:p>
              <text:p text:style-name="P9">string time;</text:p>
              <text:p text:style-name="P9">XRefValue* submitter;</text:p>
              <text:p text:style-name="P9">XRefValue* submission;</text:p>
              <text:p text:style-name="P9">string filename;</text:p>
              <text:p text:style-name="P9">string copyright;</text:p>
              <text:p text:style-name="P9">HeaderGedcom gedcom;</text:p>
              <text:p text:style-name="P9">HeaderCharSet charset;</text:p>
              <text:p text:style-name="P9">string language;</text:p>
              <text:p text:style-name="P9">string place_hierarchy;</text:p>
              <text:p text:style-name="P9">string note;</text:p>
              <text:p text:style-name="P9">UserData* extra;</text:p>
              <text:p text:style-name="P5">};</text:p>
              <text:p text:style-name="P5"/>
              <text:p text:style-name="Preformatted_20_Text"><text:span text:style-name="T3">class HeaderCorporation </text:span><text:span text:style-name="T4">{</text:span></text:p>
              <text:p text:style-name="P11">public:</text:p>
              <text:p text:style-name="P10">HeaderCorporation();</text:p>
              <text:p text:style-name="P10">const string&amp; get_name() const;</text:p>
              <text:p text:style-name="P10">const Address&amp; get_address() const;</text:p>
              <text:p text:style-name="P10">const string&amp; get_phone() const;</text:p>
              <text:p text:style-name="P10">void set_name(const string&amp; new_name);</text:p>
              <text:p text:style-name="P10">void set_address(const Address&amp; new_address);</text:p>
              <text:p text:style-name="P10">void set_phone(const string&amp; new_phone);</text:p>
              <text:p text:style-name="P11">private:</text:p>
              <text:p text:style-name="P10">string name;</text:p>
              <text:p text:style-name="P10">Address address;</text:p>
              <text:p text:style-name="P10">string phone;</text:p>
              <text:p text:style-name="P4">};</text:p>
              <text:p text:style-name="P12"/>
              <text:p text:style-name="P12">class HeaderData<text:span text:style-name="T4"> {</text:span></text:p>
              <text:p text:style-name="P8">public:</text:p>
              <text:p text:style-name="P9">HeaderData();</text:p>
              <text:p text:style-name="P9">const string&amp; get_name() const;</text:p>
              <text:p text:style-name="P9">const DateValue&amp; get_date() const;</text:p>
              <text:p text:style-name="P9">const string&amp; get_copyright() const;</text:p>
              <text:p text:style-name="P9">void set_name(const string&amp; new_name);</text:p>
              <text:p text:style-name="P9">void set_date(const DateValue&amp; new_date);</text:p>
              <text:p text:style-name="P9">void set_copyright(const string&amp; new_copyright);</text:p>
              <text:p text:style-name="P8">private:</text:p>
              <text:p text:style-name="P9">string name;</text:p>
              <text:p text:style-name="P9">DateValue date;</text:p>
              <text:p text:style-name="P9">string copyright;</text:p>
              <text:p text:style-name="P4">};</text:p>
              <text:p text:style-name="P13"/>
              <text:p text:style-name="Preformatted_20_Text"><text:span text:style-name="T3">class HeaderSource </text:span><text:span text:style-name="T4">{</text:span></text:p>
              <text:p text:style-name="P8">public:</text:p>
              <text:p text:style-name="P9">HeaderSource();</text:p>
              <text:p text:style-name="P9">string get_id() const;</text:p>
              <text:p text:style-name="P10">string get_name() const;</text:p>
              <text:p text:style-name="P10">string get_version() const;</text:p>
              <text:p text:style-name="P10">void </text:p>
              <text:p text:style-name="P14">const HeaderCorporation&amp; get_corporation() const;</text:p>
              <text:p text:style-name="P14">const HeaderData&amp; get_data() const;</text:p>
              <text:p text:style-name="P15"/>
              <text:p text:style-name="P8">private:</text:p>
              <text:p text:style-name="P10">string id;</text:p>
              <text:p text:style-name="P10">string name;</text:p>
              <text:p text:style-name="P10">string version;</text:p>
              <text:p text:style-name="P10">HeaderCorporation corporation;</text:p>
              <text:p text:style-name="P10">HeaderData data;</text:p>
              <text:p text:style-name="P10"/>
              <text:p text:style-name="P4">};</text:p>
              <text:p text:style-name="P16"/>
              <text:p text:style-name="P5">class HeaderGedcom {</text:p>
              <text:p text:style-name="P11">public:</text:p>
              <text:p text:style-name="P10">HeaderGedcom();</text:p>
              <text:p text:style-name="P10">//add accessors</text:p>
              <text:p text:style-name="P11">private:</text:p>
              <text:p text:style-name="P10">string version;</text:p>
              <text:p text:style-name="P10">string form;</text:p>
              <text:p text:style-name="P5">};</text:p>
              <text:p text:style-name="P5"/>
              <text:p text:style-name="P5">class HeaderCharSet {</text:p>
              <text:p text:style-name="P11">public:</text:p>
              <text:p text:style-name="P10">HeaderCharSet();</text:p>
              <text:p text:style-name="P10">//accessors</text:p>
              <text:p text:style-name="P11">private:</text:p>
              <text:p text:style-name="P10">string name;</text:p>
              <text:p text:style-name="P10">string version;</text:p>
              <text:p text:style-name="P5">};</text:p>
            </table:table-cell>
          </table:table-row>
        </table:table-header-rows>
      </table:table>
      <table:table table:name="Table2" table:style-name="Table2">
        <table:table-column table:style-name="Table2.A"/>
        <table:table-column table:style-name="Table2.B"/>
        <table:table-header-rows>
          <table:table-row>
            <table:table-cell table:style-name="Table2.A1" office:value-type="string">
              <text:p text:style-name="Preformatted_20_Text"><text:bookmark text:name="submission"/><text:span text:style-name="T3">struct submission</text:span> { (<text:a xlink:type="simple" xlink:href="javascript:popup_gedcom('SUBMISSION_RECORD')">?</text:a>)</text:p>
              <text:p text:style-name="Preformatted_20_Text"><text:s text:c="2"/>char *xrefstr; </text:p>
              <text:p text:style-name="Preformatted_20_Text"><text:s text:c="2"/><text:a xlink:type="simple" xlink:href="../../../../software/downloads/gedcom-parse-0.90.0/doc/interface.html#xref_value">struct xref_value</text:a> *submitter; </text:p>
              <text:p text:style-name="Preformatted_20_Text"><text:s text:c="2"/>char *family_file; (<text:a xlink:type="simple" xlink:href="javascript:popup_gedcom('NAME_OF_FAMILY_FILE')">?</text:a>)</text:p>
              <text:p text:style-name="Preformatted_20_Text"><text:s text:c="2"/>char *temple_code; (<text:a xlink:type="simple" xlink:href="javascript:popup_gedcom('TEMPLE_CODE')">?</text:a>)</text:p>
              <text:p text:style-name="Preformatted_20_Text"><text:s text:c="2"/>char *nr_of_ancestor_gens; (<text:a xlink:type="simple" xlink:href="javascript:popup_gedcom('GENERATIONS_OF_ANCESTORS')">?</text:a>)</text:p>
              <text:p text:style-name="Preformatted_20_Text"><text:s text:c="2"/>char *nr_of_descendant_gens; (<text:a xlink:type="simple" xlink:href="javascript:popup_gedcom('GENERATIONS_OF_DESCENDANTS')">?</text:a>)</text:p>
              <text:p text:style-name="Preformatted_20_Text"><text:s text:c="2"/>char *ordinance_process_flag; (<text:a xlink:type="simple" xlink:href="javascript:popup_gedcom('ORDINANCE_PROCESS_FLAG')">?</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user_data">struct user_data</text:a> *extra; </text:p>
              <text:p text:style-name="P6">};</text:p>
            </table:table-cell>
            <table:table-cell table:style-name="Table2.B1" office:value-type="string">
              <text:p text:style-name="P7">class Submission : public GedcomRecord {</text:p>
              <text:p text:style-name="P8">public:</text:p>
              <text:p text:style-name="P9">Submission();</text:p>
              <text:p text:style-name="P9">//accessors</text:p>
              <text:p text:style-name="P8">private:</text:p>
              <text:p text:style-name="P9">//string xrefstr;</text:p>
              <text:p text:style-name="P9">XRefValue* submitter;</text:p>
              <text:p text:style-name="P9">string family_file;</text:p>
              <text:p text:style-name="P9">string temple_code;</text:p>
              <text:p text:style-name="P9">string nr_of_ancestor_gens;</text:p>
              <text:p text:style-name="P9">string nr_of_descendant_gens;</text:p>
              <text:p text:style-name="P9">string ordinance_process_flag;</text:p>
              <text:p text:style-name="P9">//string record_id;</text:p>
              <text:p text:style-name="P9"/>
              <text:p text:style-name="P5">};</text:p>
            </table:table-cell>
          </table:table-row>
        </table:table-header-rows>
      </table:table>
      <text:p text:style-name="P6"/>
      <table:table table:name="Table3" table:style-name="Table3">
        <table:table-column table:style-name="Table3.A"/>
        <table:table-column table:style-name="Table3.B"/>
        <table:table-header-rows>
          <table:table-row>
            <table:table-cell table:style-name="Table3.A1" office:value-type="string">
              <text:p text:style-name="Preformatted_20_Text"><text:bookmark text:name="family"/><text:span text:style-name="T3">struct family</text:span> { (<text:a xlink:type="simple" xlink:href="javascript:popup_gedcom('FAM_RECORD')">?</text:a>)</text:p>
              <text:p text:style-name="Preformatted_20_Text"><text:s text:c="2"/>char *xrefstr; </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interface.html#xref_value">struct xref_value</text:a> *husband; </text:p>
              <text:p text:style-name="Preformatted_20_Text"><text:s text:c="2"/><text:a xlink:type="simple" xlink:href="../../../../software/downloads/gedcom-parse-0.90.0/doc/interface.html#xref_value">struct xref_value</text:a> *wife; </text:p>
              <text:p text:style-name="Preformatted_20_Text"><text:s text:c="2"/><text:a xlink:type="simple" xlink:href="../../../../software/downloads/gedcom-parse-0.90.0/doc/gomxref.html#xref_list">struct xref_list</text:a> *children; </text:p>
              <text:p text:style-name="Preformatted_20_Text"><text:s text:c="2"/>char *nr_of_children; (<text:a xlink:type="simple" xlink:href="javascript:popup_gedcom('COUNT_OF_CHILDREN')">?</text:a>)</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lds_event">struct lds_event</text:a> *lds_spouse_sealing;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struct family</text:a> *next; </text:p>
              <text:p text:style-name="Preformatted_20_Text"><text:s text:c="2"/><text:a xlink:type="simple" xlink:href="../../../../software/downloads/gedcom-parse-0.90.0/doc/gomxref.html#family">struct family</text:a> *previous; </text:p>
              <text:p text:style-name="P6">}; </text:p>
            </table:table-cell>
            <table:table-cell table:style-name="Table3.B1" office:value-type="string">
              <text:p text:style-name="P12">class Family : GedcomRecord {</text:p>
              <text:p text:style-name="P8">public:</text:p>
              <text:p text:style-name="P9">Family();</text:p>
              <text:p text:style-name="P9">//accessors</text:p>
              <text:p text:style-name="P8">private:</text:p>
              <text:p text:style-name="P10">//string xrefstr;</text:p>
              <text:p text:style-name="P10">Event* event;</text:p>
              <text:p text:style-name="P10">XRefValue* husband;</text:p>
              <text:p text:style-name="P10">XRefValue* wife;</text:p>
              <text:p text:style-name="P10">XRefList* children;</text:p>
              <text:p text:style-name="P10">string nr_of_children;</text:p>
              <text:p text:style-name="P10">XRefList* submitters;</text:p>
              <text:p text:style-name="P10">LdsEvent* spouse_sealing;</text:p>
              <text:p text:style-name="P10">SourceCitation* citation;</text:p>
              <text:p text:style-name="P10">MultimediaLink* mm_link;</text:p>
              <text:p text:style-name="P17">NoteSub* note;</text:p>
              <text:p text:style-name="P10">UserRefNumber* ref;</text:p>
              <text:p text:style-name="P10">//string record_id;</text:p>
              <text:p text:style-name="P10">ChangeDate* change_date;</text:p>
              <text:p text:style-name="P10">Family* next;</text:p>
              <text:p text:style-name="P10">Family* prev;</text:p>
              <text:p text:style-name="P18">};</text:p>
            </table:table-cell>
          </table:table-row>
        </table:table-header-rows>
      </table:table>
      <text:p text:style-name="P6"/>
      <table:table table:name="Table8" table:style-name="Table8">
        <table:table-column table:style-name="Table8.A"/>
        <table:table-column table:style-name="Table8.B"/>
        <table:table-header-rows>
          <table:table-row>
            <table:table-cell table:style-name="Table8.A1" office:value-type="string">
              <text:p text:style-name="Preformatted_20_Text"><text:bookmark text:name="individual"/><text:span text:style-name="T3">struct individual</text:span> { (<text:a xlink:type="simple" xlink:href="javascript:popup_gedcom('INDIVIDUAL_RECORD')">?</text:a>)</text:p>
              <text:p text:style-name="Preformatted_20_Text"><text:s text:c="2"/>char *xrefstr; </text:p>
              <text:p text:style-name="Preformatted_20_Text"><text:s text:c="2"/>char *restriction_notice; (<text:a xlink:type="simple" xlink:href="javascript:popup_gedcom('RESTRICTION_NOTICE')">?</text:a>)</text:p>
              <text:p text:style-name="Preformatted_20_Text"><text:s text:c="2"/><text:a xlink:type="simple" xlink:href="../../../../software/downloads/gedcom-parse-0.90.0/doc/gomxref.html#personal_name">struct personal_name</text:a> *name; </text:p>
              <text:p text:style-name="Preformatted_20_Text"><text:s text:c="2"/>char *sex; (<text:a xlink:type="simple" xlink:href="javascript:popup_gedcom('SEX_VALUE')">?</text:a>)</text:p>
              <text:p text:style-name="Preformatted_20_Text"><text:s text:c="2"/><text:a xlink:type="simple" xlink:href="../../../../software/downloads/gedcom-parse-0.90.0/doc/gomxref.html#event">struct event</text:a> *event; </text:p>
              <text:p text:style-name="Preformatted_20_Text"><text:s text:c="2"/><text:a xlink:type="simple" xlink:href="../../../../software/downloads/gedcom-parse-0.90.0/doc/gomxref.html#event">struct event</text:a> *attribute; </text:p>
              <text:p text:style-name="Preformatted_20_Text"><text:s text:c="2"/><text:a xlink:type="simple" xlink:href="../../../../software/downloads/gedcom-parse-0.90.0/doc/gomxref.html#lds_event">struct lds_event</text:a> *lds_individual_ordinance; </text:p>
              <text:p text:style-name="Preformatted_20_Text"><text:s text:c="2"/><text:a xlink:type="simple" xlink:href="../../../../software/downloads/gedcom-parse-0.90.0/doc/gomxref.html#family_link">struct family_link</text:a> *child_to_family; </text:p>
              <text:p text:style-name="Preformatted_20_Text"><text:s text:c="2"/><text:a xlink:type="simple" xlink:href="../../../../software/downloads/gedcom-parse-0.90.0/doc/gomxref.html#family_link">struct family_link</text:a> *spouse_to_family; </text:p>
              <text:p text:style-name="Preformatted_20_Text"><text:s text:c="2"/><text:a xlink:type="simple" xlink:href="../../../../software/downloads/gedcom-parse-0.90.0/doc/gomxref.html#xref_list">struct xref_list</text:a> *submitters; </text:p>
              <text:p text:style-name="Preformatted_20_Text"><text:s text:c="2"/><text:a xlink:type="simple" xlink:href="../../../../software/downloads/gedcom-parse-0.90.0/doc/gomxref.html#association">struct association</text:a> *association; </text:p>
              <text:p text:style-name="Preformatted_20_Text"><text:s text:c="2"/><text:a xlink:type="simple" xlink:href="../../../../software/downloads/gedcom-parse-0.90.0/doc/gomxref.html#xref_list">struct xref_list</text:a> *alias; </text:p>
              <text:p text:style-name="Preformatted_20_Text"><text:s text:c="2"/><text:a xlink:type="simple" xlink:href="../../../../software/downloads/gedcom-parse-0.90.0/doc/gomxref.html#xref_list">struct xref_list</text:a> *ancestor_interest; </text:p>
              <text:p text:style-name="Preformatted_20_Text"><text:s text:c="2"/><text:a xlink:type="simple" xlink:href="../../../../software/downloads/gedcom-parse-0.90.0/doc/gomxref.html#xref_list">struct xref_list</text:a> *descendant_interest;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char *record_file_nr; (<text:a xlink:type="simple" xlink:href="javascript:popup_gedcom('PERMANENT_RECORD_FILE_NUMBER')">?</text:a>)</text:p>
              <text:p text:style-name="Preformatted_20_Text"><text:s text:c="2"/>char *ancestral_file_nr; (<text:a xlink:type="simple" xlink:href="javascript:popup_gedcom('ANCESTRAL_FILE_NUMBER')">?</text:a>)</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individual">struct individual</text:a> *next; </text:p>
              <text:p text:style-name="Preformatted_20_Text"><text:s text:c="2"/><text:a xlink:type="simple" xlink:href="../../../../software/downloads/gedcom-parse-0.90.0/doc/gomxref.html#individual">struct individual</text:a> *previous; </text:p>
              <text:p text:style-name="P6">};</text:p>
            </table:table-cell>
            <table:table-cell table:style-name="Table8.B1" office:value-type="string">
              <text:p text:style-name="Preformatted_20_Text"><text:span text:style-name="T1">class Individual : public GedcomRecord {</text:span></text:p>
              <text:p text:style-name="P2"><text:span text:style-name="T2">public:</text:span></text:p>
              <text:p text:style-name="P3"><text:span text:style-name="T2">Individual();</text:span></text:p>
              <text:p text:style-name="P3"><text:span text:style-name="T2">~Individual();</text:span></text:p>
              <text:p text:style-name="P3"><text:span text:style-name="T2">//accessors</text:span></text:p>
              <text:p text:style-name="P2"><text:span text:style-name="T2">private:</text:span></text:p>
              <text:p text:style-name="P3"><text:span text:style-name="T2">//string xrefstr;</text:span></text:p>
              <text:p text:style-name="P3"><text:span text:style-name="T2">string restriction_notice;</text:span></text:p>
              <text:p text:style-name="P3"><text:span text:style-name="T2">PersonalName* name;</text:span></text:p>
              <text:p text:style-name="P3"><text:span text:style-name="T2">string sex;</text:span></text:p>
              <text:p text:style-name="P3"><text:span text:style-name="T2">Event* event;</text:span></text:p>
              <text:p text:style-name="P3"><text:span text:style-name="T2">Event* attribute;</text:span></text:p>
              <text:p text:style-name="P3"><text:span text:style-name="T2">LdsEvent* individual_ordinance;</text:span></text:p>
              <text:p text:style-name="P3"><text:span text:style-name="T2">FamilyLink* child_to_family;</text:span></text:p>
              <text:p text:style-name="P3"><text:span text:style-name="T2">FamilyLink* spouse_to_family;</text:span></text:p>
              <text:p text:style-name="P3"><text:span text:style-name="T2">XRefList* submitters;</text:span></text:p>
              <text:p text:style-name="P3"><text:span text:style-name="T2">Association* association;</text:span></text:p>
              <text:p text:style-name="P3"><text:span text:style-name="T2">XRefList* alias;</text:span></text:p>
              <text:p text:style-name="P3"><text:span text:style-name="T2">XRefList* ancestor_interest;</text:span></text:p>
              <text:p text:style-name="P3"><text:span text:style-name="T2">XRefList* descendant_interest;</text:span></text:p>
              <text:p text:style-name="P3"><text:span text:style-name="T2">SourceCitation* citation;</text:span></text:p>
              <text:p text:style-name="P3"><text:span text:style-name="T2">MultimediaLink* mm_link;</text:span></text:p>
              <text:p text:style-name="P3"><text:span text:style-name="T5">NoteSub* note;</text:span></text:p>
              <text:p text:style-name="P3"><text:span text:style-name="T2">string record_file_nr;</text:span></text:p>
              <text:p text:style-name="P3"><text:span text:style-name="T2">string ancestral_file_nr;</text:span></text:p>
              <text:p text:style-name="P3"><text:span text:style-name="T6">UserRefNumber* ref;</text:span></text:p>
              <text:p text:style-name="P3"><text:span text:style-name="T6">ChangeDate* change_date;</text:span></text:p>
              <text:p text:style-name="P3"><text:span text:style-name="T2">Individual* next;</text:span></text:p>
              <text:p text:style-name="P3"><text:span text:style-name="T2">Individual* prev;</text:span></text:p>
              <text:p text:style-name="Preformatted_20_Text"><text:span text:style-name="T1">};</text:span></text:p>
            </table:table-cell>
          </table:table-row>
        </table:table-header-rows>
      </table:table>
      <text:p text:style-name="Preformatted_20_Text"><text:s/></text:p>
      <text:p text:style-name="Preformatted_20_Text"/>
      <table:table table:name="Table9" table:style-name="Table9">
        <table:table-column table:style-name="Table9.A"/>
        <table:table-column table:style-name="Table9.B"/>
        <table:table-header-rows>
          <table:table-row>
            <table:table-cell table:style-name="Table9.A1" office:value-type="string">
              <text:p text:style-name="Preformatted_20_Text"><text:bookmark text:name="multimedia"/><text:span text:style-name="T3">struct multimedia</text:span> { (<text:a xlink:type="simple" xlink:href="javascript:popup_gedcom('MULTIMEDIA_RECORD')">?</text:a>)</text:p>
              <text:p text:style-name="Preformatted_20_Text"><text:s text:c="2"/>char *xrefstr;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text:a xlink:type="simple" xlink:href="../../../../software/downloads/gedcom-parse-0.90.0/doc/gomxref.html#note_sub">struct note_sub</text:a> *note; </text:p>
              <text:p text:style-name="Preformatted_20_Text"><text:s text:c="2"/>char *data; (<text:a xlink:type="simple" xlink:href="javascript:popup_gedcom('ENCODED_MULTIMEDIA_LINE')">?</text:a>)</text:p>
              <text:p text:style-name="Preformatted_20_Text"><text:s text:c="2"/><text:a xlink:type="simple" xlink:href="../../../../software/downloads/gedcom-parse-0.90.0/doc/interface.html#xref_value">struct xref_value</text:a> *continued;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struct multimedia</text:a> *next; </text:p>
              <text:p text:style-name="Preformatted_20_Text"><text:s text:c="2"/><text:a xlink:type="simple" xlink:href="../../../../software/downloads/gedcom-parse-0.90.0/doc/gomxref.html#multimedia">struct multimedia</text:a> *previous; </text:p>
              <text:p text:style-name="P6">}; </text:p>
            </table:table-cell>
            <table:table-cell table:style-name="Table9.B1" office:value-type="string">
              <text:p text:style-name="P7">class MultimediaItem : public GedcomRecord {</text:p>
              <text:p text:style-name="P8">public:</text:p>
              <text:p text:style-name="P9">//etc.</text:p>
              <text:p text:style-name="P9">//accessors</text:p>
              <text:p text:style-name="P8">private:</text:p>
              <text:p text:style-name="P10">//string xrefstr;</text:p>
              <text:p text:style-name="P10">string form;</text:p>
              <text:p text:style-name="P10">string title;</text:p>
              <text:p text:style-name="P17">NoteSub* note;</text:p>
              <text:p text:style-name="P10">string data;</text:p>
              <text:p text:style-name="P10">XRefValue* continued;</text:p>
              <text:p text:style-name="P15">UserRefNumber* ref;</text:p>
              <text:p text:style-name="P15">ChangeDate* change_date;</text:p>
              <text:p text:style-name="P10">MultimediaItem* next;</text:p>
              <text:p text:style-name="P10">MultimediaItem* prev;</text:p>
              <text:p text:style-name="P7">};</text:p>
            </table:table-cell>
          </table:table-row>
        </table:table-header-rows>
      </table:table>
      <text:p text:style-name="Preformatted_20_Text"/>
      <table:table table:name="Table10" table:style-name="Table10">
        <table:table-column table:style-name="Table10.A"/>
        <table:table-column table:style-name="Table10.B"/>
        <table:table-header-rows>
          <table:table-row>
            <table:table-cell table:style-name="Table10.A1" office:value-type="string">
              <text:p text:style-name="Preformatted_20_Text"><text:bookmark text:name="note"/><text:span text:style-name="T3">struct note</text:span> { (<text:a xlink:type="simple" xlink:href="javascript:popup_gedcom('NOTE_RECORD')">?</text:a>)</text:p>
              <text:p text:style-name="Preformatted_20_Text"><text:s text:c="2"/>char *xrefstr; </text:p>
              <text:p text:style-name="Preformatted_20_Text"><text:s text:c="2"/>char *text; (<text:a xlink:type="simple" xlink:href="javascript:popup_gedcom('SUBMITTER_TEX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struct note</text:a> *next; </text:p>
              <text:p text:style-name="Preformatted_20_Text"><text:s text:c="2"/><text:a xlink:type="simple" xlink:href="../../../../software/downloads/gedcom-parse-0.90.0/doc/gomxref.html#note">struct note</text:a> *previous; </text:p>
              <text:p text:style-name="P6">}; </text:p>
            </table:table-cell>
            <table:table-cell table:style-name="Table10.B1" office:value-type="string">
              <text:p text:style-name="P7">class Note : public GedcomRecord {</text:p>
              <text:p text:style-name="P8">public:</text:p>
              <text:p text:style-name="P8">private:</text:p>
              <text:p text:style-name="P9">//string xrefstr;</text:p>
              <text:p text:style-name="P9">string text;</text:p>
              <text:p text:style-name="P9">SourceCitation* citation;</text:p>
              <text:p text:style-name="P19">UserRefNumber* ref;</text:p>
              <text:p text:style-name="P19">ChangeDate* change_date;</text:p>
              <text:p text:style-name="P9">Note* next;</text:p>
              <text:p text:style-name="P9">Note* prev;</text:p>
              <text:p text:style-name="P9"/>
              <text:p text:style-name="P7">};</text:p>
            </table:table-cell>
          </table:table-row>
        </table:table-header-rows>
      </table:table>
      <text:p text:style-name="P6"/>
      <text:p text:style-name="Preformatted_20_Text"><text:s/></text:p>
      <table:table table:name="Table11" table:style-name="Table11">
        <table:table-column table:style-name="Table11.A"/>
        <table:table-column table:style-name="Table11.B"/>
        <table:table-header-rows>
          <table:table-row>
            <table:table-cell table:style-name="Table11.A1" office:value-type="string">
              <text:p text:style-name="Preformatted_20_Text"><text:bookmark text:name="repository"/><text:span text:style-name="T3">struct repository</text:span> { (<text:a xlink:type="simple" xlink:href="javascript:popup_gedcom('REPOSITORY_RECORD')">?</text:a>)</text:p>
              <text:p text:style-name="Preformatted_20_Text"><text:s text:c="2"/>char *xrefstr; </text:p>
              <text:p text:style-name="Preformatted_20_Text"><text:s text:c="2"/>char *name; (<text:a xlink:type="simple" xlink:href="javascript:popup_gedcom('NAME_OF_REPOSITORY')">?</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repository">struct repository</text:a> *next; </text:p>
              <text:p text:style-name="Preformatted_20_Text"><text:s text:c="2"/><text:a xlink:type="simple" xlink:href="../../../../software/downloads/gedcom-parse-0.90.0/doc/gomxref.html#repository">struct repository</text:a> *previous; </text:p>
              <text:p text:style-name="P6">}; </text:p>
            </table:table-cell>
            <table:table-cell table:style-name="Table11.B1" office:value-type="string">
              <text:p text:style-name="P7">class Repository : public GedcomRecord {</text:p>
              <text:p text:style-name="P8">public:</text:p>
              <text:p text:style-name="P8">private:</text:p>
              <text:p text:style-name="P10">//string xrefstr;</text:p>
              <text:p text:style-name="P10">string name;</text:p>
              <text:p text:style-name="P10">Address* address;</text:p>
              <text:p text:style-name="P10">string phone;</text:p>
              <text:p text:style-name="P17">NoteSub* note;</text:p>
              <text:p text:style-name="P15">UserRefNumber* ref;</text:p>
              <text:p text:style-name="P15">ChangeDate* change_date;</text:p>
              <text:p text:style-name="P10">Repository* next;</text:p>
              <text:p text:style-name="P10">Repository* prev;</text:p>
              <text:p text:style-name="P7">};</text:p>
            </table:table-cell>
          </table:table-row>
        </table:table-header-rows>
      </table:table>
      <text:p text:style-name="P6"/>
      <text:p text:style-name="Preformatted_20_Text"><text:s/></text:p>
      <table:table table:name="Table12" table:style-name="Table12">
        <table:table-column table:style-name="Table12.A"/>
        <table:table-column table:style-name="Table12.B"/>
        <table:table-header-rows>
          <table:table-row>
            <table:table-cell table:style-name="Table12.A1" office:value-type="string">
              <text:p text:style-name="Preformatted_20_Text"><text:bookmark text:name="source"/><text:span text:style-name="T3">struct source</text:span> { (<text:a xlink:type="simple" xlink:href="javascript:popup_gedcom('SOURCE_RECORD')">?</text:a>)</text:p>
              <text:p text:style-name="Preformatted_20_Text"><text:s text:c="2"/>char *xrefstr; </text:p>
              <text:p text:style-name="Preformatted_20_Text"><text:s text:c="2"/>struct source_data { </text:p>
              <text:p text:style-name="Preformatted_20_Text"><text:s text:c="4"/><text:a xlink:type="simple" xlink:href="../../../../software/downloads/gedcom-parse-0.90.0/doc/gomxref.html#source_event">struct source_event</text:a> *event; </text:p>
              <text:p text:style-name="Preformatted_20_Text"><text:s text:c="4"/>char *agency; (<text:a xlink:type="simple" xlink:href="javascript:popup_gedcom('RESPONSIBLE_AGENCY')">?</text:a>)</text:p>
              <text:p text:style-name="Preformatted_20_Text"><text:s text:c="4"/><text:a xlink:type="simple" xlink:href="../../../../software/downloads/gedcom-parse-0.90.0/doc/gomxref.html#note_sub">struct note_sub</text:a> *note; </text:p>
              <text:p text:style-name="Preformatted_20_Text"><text:s text:c="2"/>} data; </text:p>
              <text:p text:style-name="Preformatted_20_Text"><text:s text:c="2"/>char *author; (<text:a xlink:type="simple" xlink:href="javascript:popup_gedcom('SOURCE_ORIGINATOR')">?</text:a>)</text:p>
              <text:p text:style-name="Preformatted_20_Text"><text:s text:c="2"/>char *title; (<text:a xlink:type="simple" xlink:href="javascript:popup_gedcom('SOURCE_DESCRIPTIVE_TITLE')">?</text:a>)</text:p>
              <text:p text:style-name="Preformatted_20_Text"><text:s text:c="2"/>char *abbreviation; (<text:a xlink:type="simple" xlink:href="javascript:popup_gedcom('SOURCE_FILED_BY_ENTRY')">?</text:a>)</text:p>
              <text:p text:style-name="Preformatted_20_Text"><text:s text:c="2"/>char *publication; (<text:a xlink:type="simple" xlink:href="javascript:popup_gedcom('SOURCE_PUBLICATION_FACTS')">?</text:a>)</text:p>
              <text:p text:style-name="Preformatted_20_Text"><text:s text:c="2"/>char *text; (<text:a xlink:type="simple" xlink:href="javascript:popup_gedcom('TEXT_FROM_SOURCE')">?</text:a>)</text:p>
              <text:p text:style-name="Preformatted_20_Text"><text:s text:c="2"/>struct repo_link { </text:p>
              <text:p text:style-name="Preformatted_20_Text"><text:s text:c="4"/><text:a xlink:type="simple" xlink:href="../../../../software/downloads/gedcom-parse-0.90.0/doc/interface.html#xref_value">struct xref_value</text:a> *link; </text:p>
              <text:p text:style-name="Preformatted_20_Text"><text:s text:c="4"/><text:a xlink:type="simple" xlink:href="../../../../software/downloads/gedcom-parse-0.90.0/doc/gomxref.html#note_sub">struct note_sub</text:a> *note; </text:p>
              <text:p text:style-name="Preformatted_20_Text"><text:s text:c="4"/><text:a xlink:type="simple" xlink:href="../../../../software/downloads/gedcom-parse-0.90.0/doc/gomxref.html#source_description">struct source_description</text:a> *description; </text:p>
              <text:p text:style-name="Preformatted_20_Text"><text:s text:c="2"/>} repository;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ref_number">struct user_ref_number</text:a> *ref; </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struct source</text:a> *next; </text:p>
              <text:p text:style-name="Preformatted_20_Text"><text:s text:c="2"/><text:a xlink:type="simple" xlink:href="../../../../software/downloads/gedcom-parse-0.90.0/doc/gomxref.html#source">struct source</text:a> *previous; </text:p>
              <text:p text:style-name="P6">}; </text:p>
            </table:table-cell>
            <table:table-cell table:style-name="Table12.B1" office:value-type="string">
              <text:p text:style-name="P7">class Source : public GedcomRecord {</text:p>
              <text:p text:style-name="P8">public:</text:p>
              <text:p text:style-name="P8">private:</text:p>
              <text:p text:style-name="P9">//string xrefstr;</text:p>
              <text:p text:style-name="P10">SourceData data;</text:p>
              <text:p text:style-name="P10">string author;</text:p>
              <text:p text:style-name="P10">string title;</text:p>
              <text:p text:style-name="P10">string abbrev;</text:p>
              <text:p text:style-name="P10">string publication;</text:p>
              <text:p text:style-name="P10">string text;</text:p>
              <text:p text:style-name="P10">RepoLink repository;</text:p>
              <text:p text:style-name="P10">MultimediaLink* mm_link;</text:p>
              <text:p text:style-name="P17">NoteSub* note;</text:p>
              <text:p text:style-name="P15">UserRefNumber* ref;</text:p>
              <text:p text:style-name="P15">ChangeDate* change_date;</text:p>
              <text:p text:style-name="P10">Source* next;</text:p>
              <text:p text:style-name="P10">Source* prev;</text:p>
              <text:p text:style-name="P10"/>
              <text:p text:style-name="P7">};</text:p>
              <text:p text:style-name="P7"/>
              <text:p text:style-name="P5">class SourceData {</text:p>
              <text:p text:style-name="P11">public:</text:p>
              <text:p text:style-name="P10">//accessors etc.</text:p>
              <text:p text:style-name="P11">private:</text:p>
              <text:p text:style-name="P10">SourceEvent* event;</text:p>
              <text:p text:style-name="P10">string agency;</text:p>
              <text:p text:style-name="P10">NoteSub* note;</text:p>
              <text:p text:style-name="P5">};</text:p>
              <text:p text:style-name="P5"/>
              <text:p text:style-name="P5">class RepoLink {</text:p>
              <text:p text:style-name="P11">public:</text:p>
              <text:p text:style-name="P10">//</text:p>
              <text:p text:style-name="P11">private:</text:p>
              <text:p text:style-name="P10">XRefValue* link;</text:p>
              <text:p text:style-name="P10">NoteSub* note;</text:p>
              <text:p text:style-name="P10">SourceDescription* description;</text:p>
              <text:p text:style-name="P5">};</text:p>
            </table:table-cell>
          </table:table-row>
        </table:table-header-rows>
      </table:table>
      <text:p text:style-name="P6"/>
      <text:p text:style-name="Preformatted_20_Text"><text:s/></text:p>
      <table:table table:name="Table13" table:style-name="Table13">
        <table:table-column table:style-name="Table13.A"/>
        <table:table-column table:style-name="Table13.B"/>
        <table:table-header-rows>
          <table:table-row>
            <table:table-cell table:style-name="Table13.A1" office:value-type="string">
              <text:p text:style-name="Preformatted_20_Text"><text:bookmark text:name="submitter"/><text:span text:style-name="T3">struct submitter</text:span> { (<text:a xlink:type="simple" xlink:href="javascript:popup_gedcom('SUBMITTER_RECORD')">?</text:a>)</text:p>
              <text:p text:style-name="Preformatted_20_Text"><text:s text:c="2"/>char *xrefstr; </text:p>
              <text:p text:style-name="Preformatted_20_Text"><text:s text:c="2"/>char *name; (<text:a xlink:type="simple" xlink:href="javascript:popup_gedcom('SUBMITTER_NAME')">?</text:a>)</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gomxref.html#multimedia_link">struct multimedia_link</text:a> *mm_link; </text:p>
              <text:p text:style-name="Preformatted_20_Text"><text:s text:c="2"/>char *language[3]; (<text:a xlink:type="simple" xlink:href="javascript:popup_gedcom('LANGUAGE_PREFERENCE')">?</text:a>)</text:p>
              <text:p text:style-name="Preformatted_20_Text"><text:s text:c="2"/>char *record_file_nr; (<text:a xlink:type="simple" xlink:href="javascript:popup_gedcom('SUBMITTER_REGISTERED_RFN')">?</text:a>)</text:p>
              <text:p text:style-name="Preformatted_20_Text"><text:s text:c="2"/>char *record_id; (<text:a xlink:type="simple" xlink:href="javascript:popup_gedcom('AUTOMATED_RECORD_ID')">?</text:a>)</text:p>
              <text:p text:style-name="Preformatted_20_Text"><text:s text:c="2"/><text:a xlink:type="simple" xlink:href="../../../../software/downloads/gedcom-parse-0.90.0/doc/gomxref.html#change_date">struct change_date</text:a> *change_da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ubmitter">struct submitter</text:a> *next; </text:p>
              <text:p text:style-name="Preformatted_20_Text"><text:s text:c="2"/><text:a xlink:type="simple" xlink:href="../../../../software/downloads/gedcom-parse-0.90.0/doc/gomxref.html#submitter">struct submitter</text:a> *previous; </text:p>
              <text:p text:style-name="P6">}; </text:p>
            </table:table-cell>
            <table:table-cell table:style-name="Table13.B1" office:value-type="string">
              <text:p text:style-name="P5">class Submitter : public GedcomRecord {</text:p>
              <text:p text:style-name="P11">public:</text:p>
              <text:p text:style-name="P11">private:</text:p>
              <text:p text:style-name="P10">//string xrefstr</text:p>
              <text:p text:style-name="P10">string name;</text:p>
              <text:p text:style-name="P10">Address* address;</text:p>
              <text:p text:style-name="P10">string phone;</text:p>
              <text:p text:style-name="P10">MultimediaLink* mm_link;</text:p>
              <text:p text:style-name="P10">string language; //??</text:p>
              <text:p text:style-name="P10">string record_file_nr;</text:p>
              <text:p text:style-name="P10">//string record_id;</text:p>
              <text:p text:style-name="P15">ChangeDate* change_date;</text:p>
              <text:p text:style-name="P10">//UserData* extra;</text:p>
              <text:p text:style-name="P10">Submitter* next;</text:p>
              <text:p text:style-name="P10">Submitter* prev;</text:p>
              <text:p text:style-name="P10"/>
              <text:p text:style-name="P5">};</text:p>
            </table:table-cell>
          </table:table-row>
        </table:table-header-rows>
      </table:table>
      <text:p text:style-name="P6"/>
      <text:p text:style-name="Preformatted_20_Text"><text:s/></text:p>
      <text:p text:style-name="Preformatted_20_Text"/>
      <table:table table:name="Table14" table:style-name="Table14">
        <table:table-column table:style-name="Table14.A"/>
        <table:table-column table:style-name="Table14.B"/>
        <table:table-header-rows>
          <table:table-row>
            <table:table-cell table:style-name="Table14.A1" office:value-type="string">
              <text:p text:style-name="Preformatted_20_Text"><text:bookmark text:name="user_rec"/><text:span text:style-name="T3">struct user_rec</text:span> { </text:p>
              <text:p text:style-name="Preformatted_20_Text"><text:s text:c="2"/>char *xrefstr;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c">struct user_rec</text:a> *next; </text:p>
              <text:p text:style-name="Preformatted_20_Text"><text:s text:c="2"/><text:a xlink:type="simple" xlink:href="../../../../software/downloads/gedcom-parse-0.90.0/doc/gomxref.html#user_rec">struct user_rec</text:a> *previous; </text:p>
              <text:p text:style-name="P6">};</text:p>
            </table:table-cell>
            <table:table-cell table:style-name="Table14.B1" office:value-type="string">
              <text:p text:style-name="P5">class UserRecord {</text:p>
              <text:p text:style-name="P11">public:</text:p>
              <text:p text:style-name="P11">private:</text:p>
              <text:p text:style-name="P10">string xrefstr; //?</text:p>
              <text:p text:style-name="P10">string tag;</text:p>
              <text:p text:style-name="P10">string str_value;</text:p>
              <text:p text:style-name="P10">XRefValue* xref_value;</text:p>
              <text:p text:style-name="P10">UserData* extra; //?</text:p>
              <text:p text:style-name="P10">UserRecord* next;</text:p>
              <text:p text:style-name="P10">UserRecord* prev;</text:p>
              <text:p text:style-name="P5">};</text:p>
            </table:table-cell>
          </table:table-row>
        </table:table-header-rows>
      </table:table>
      <text:p text:style-name="Preformatted_20_Text"/>
      <text:h text:style-name="Heading_20_2" text:outline-level="2" text:is-list-header="true">Sub-structures</text:h>
      <table:table table:name="Table4" table:style-name="Table4">
        <table:table-column table:style-name="Table4.A"/>
        <table:table-column table:style-name="Table4.B"/>
        <table:table-header-rows>
          <table:table-row>
            <table:table-cell table:style-name="Table4.A1" office:value-type="string">
              <text:p text:style-name="Preformatted_20_Text"><text:bookmark text:name="user_data"/><text:span text:style-name="T3">struct user_data</text:span> { </text:p>
              <text:p text:style-name="Preformatted_20_Text"><text:s text:c="2"/>int level; </text:p>
              <text:p text:style-name="Preformatted_20_Text"><text:s text:c="2"/>char *tag; </text:p>
              <text:p text:style-name="Preformatted_20_Text"><text:s text:c="2"/>char *str_value; </text:p>
              <text:p text:style-name="Preformatted_20_Text"><text:s text:c="2"/><text:a xlink:type="simple" xlink:href="../../../../software/downloads/gedcom-parse-0.90.0/doc/interface.html#xref_value">struct xref_value</text:a> *xref_value; </text:p>
              <text:p text:style-name="Preformatted_20_Text"><text:s text:c="2"/><text:a xlink:type="simple" xlink:href="../../../../software/downloads/gedcom-parse-0.90.0/doc/gomxref.html#user_data">struct user_data</text:a> *next; </text:p>
              <text:p text:style-name="Preformatted_20_Text"><text:s text:c="2"/><text:a xlink:type="simple" xlink:href="../../../../software/downloads/gedcom-parse-0.90.0/doc/gomxref.html#user_data">struct user_data</text:a> *previous; </text:p>
              <text:p text:style-name="P6">};</text:p>
            </table:table-cell>
            <table:table-cell table:style-name="Table4.B1" office:value-type="string">
              <text:p text:style-name="P12">class UserData {</text:p>
              <text:p text:style-name="P8">public:</text:p>
              <text:p text:style-name="P9">UserData();</text:p>
              <text:p text:style-name="P9">//accessors</text:p>
              <text:p text:style-name="P8">private:</text:p>
              <text:p text:style-name="P10">int level;</text:p>
              <text:p text:style-name="P10">string tag;</text:p>
              <text:p text:style-name="P10">string str_value;</text:p>
              <text:p text:style-name="P10">XRefValue* xref_value;</text:p>
              <text:p text:style-name="P10">UserData* next;</text:p>
              <text:p text:style-name="P10">UserData* prev;</text:p>
              <text:p text:style-name="P18">};</text:p>
            </table:table-cell>
          </table:table-row>
        </table:table-header-rows>
      </table:table>
      <text:p text:style-name="Preformatted_20_Text"/>
      <table:table table:name="Table16" table:style-name="Table16">
        <table:table-column table:style-name="Table16.A" table:number-columns-repeated="2"/>
        <table:table-header-rows>
          <table:table-row>
            <table:table-cell table:style-name="Table16.A1" office:value-type="string">
              <text:p text:style-name="Preformatted_20_Text"><text:bookmark text:name="address"/><text:span text:style-name="T3">struct address</text:span> { (<text:a xlink:type="simple" xlink:href="javascript:popup_gedcom('ADDRESS_STRUCTURE')">?</text:a>)</text:p>
              <text:p text:style-name="Preformatted_20_Text"><text:s text:c="2"/>char *full_label; (<text:a xlink:type="simple" xlink:href="javascript:popup_gedcom('ADDRESS_LINE')">?</text:a>)</text:p>
              <text:p text:style-name="Preformatted_20_Text"><text:s text:c="2"/>char *line1; (<text:a xlink:type="simple" xlink:href="javascript:popup_gedcom('ADDRESS_LINE1')">?</text:a>)</text:p>
              <text:p text:style-name="Preformatted_20_Text"><text:s text:c="2"/>char *line2; (<text:a xlink:type="simple" xlink:href="javascript:popup_gedcom('ADDRESS_LINE2')">?</text:a>)</text:p>
              <text:p text:style-name="Preformatted_20_Text"><text:s text:c="2"/>char *city; (<text:a xlink:type="simple" xlink:href="javascript:popup_gedcom('ADDRESS_CITY')">?</text:a>)</text:p>
              <text:p text:style-name="Preformatted_20_Text"><text:s text:c="2"/>char *state; (<text:a xlink:type="simple" xlink:href="javascript:popup_gedcom('ADDRESS_STATE')">?</text:a>)</text:p>
              <text:p text:style-name="Preformatted_20_Text"><text:s text:c="2"/>char *postal; (<text:a xlink:type="simple" xlink:href="javascript:popup_gedcom('ADDRESS_POSTAL_CODE')">?</text:a>)</text:p>
              <text:p text:style-name="Preformatted_20_Text"><text:s text:c="2"/>char *country; (<text:a xlink:type="simple" xlink:href="javascript:popup_gedcom('ADDRESS_COUNTRY')">?</text:a>)</text:p>
              <text:p text:style-name="Preformatted_20_Text"><text:s text:c="2"/><text:a xlink:type="simple" xlink:href="../../../../software/downloads/gedcom-parse-0.90.0/doc/gomxref.html#user_data">struct user_data</text:a> *extra; </text:p>
              <text:p text:style-name="Preformatted_20_Text">}; </text:p>
            </table:table-cell>
            <table:table-cell table:style-name="Table16.B1" office:value-type="string">
              <text:p text:style-name="P7">class Address {</text:p>
              <text:p text:style-name="P8">public:</text:p>
              <text:p text:style-name="P8">private:</text:p>
              <text:p text:style-name="P9">string full_label;</text:p>
              <text:p text:style-name="P9">string line1;</text:p>
              <text:p text:style-name="P9">string line2;</text:p>
              <text:p text:style-name="P9">string city;</text:p>
              <text:p text:style-name="P9">string state;</text:p>
              <text:p text:style-name="P9">string postal;</text:p>
              <text:p text:style-name="P9">string country;</text:p>
              <text:p text:style-name="P9">UserData* extra;</text:p>
              <text:p text:style-name="P7">};</text:p>
            </table:table-cell>
          </table:table-row>
        </table:table-header-rows>
      </table:table>
      <text:p text:style-name="Preformatted_20_Text"><text:span text:style-name="T3"/></text:p>
      <table:table table:name="Table17" table:style-name="Table17">
        <table:table-column table:style-name="Table17.A" table:number-columns-repeated="2"/>
        <table:table-header-rows>
          <table:table-row>
            <table:table-cell table:style-name="Table17.A1" office:value-type="string">
              <text:p text:style-name="Preformatted_20_Text"><text:bookmark text:name="text"/><text:span text:style-name="T3">struct text</text:span> { </text:p>
              <text:p text:style-name="Preformatted_20_Text"><text:s text:c="2"/>char *text; (<text:a xlink:type="simple" xlink:href="javascript:popup_gedcom('TEXT_FROM_SOUR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text">struct text</text:a> *next; </text:p>
              <text:p text:style-name="Preformatted_20_Text"><text:s text:c="2"/><text:a xlink:type="simple" xlink:href="../../../../software/downloads/gedcom-parse-0.90.0/doc/gomxref.html#text">struct text</text:a> *previous; </text:p>
              <text:p text:style-name="P6">}; </text:p>
            </table:table-cell>
            <table:table-cell table:style-name="Table17.B1" office:value-type="string">
              <text:p text:style-name="P7">class Text {</text:p>
              <text:p text:style-name="P8">public:</text:p>
              <text:p text:style-name="P8">private:</text:p>
              <text:p text:style-name="P9">string text;</text:p>
              <text:p text:style-name="P9">UserData* extra;</text:p>
              <text:p text:style-name="P9">Text* next;</text:p>
              <text:p text:style-name="P9">Text* prev;</text:p>
              <text:p text:style-name="P7">};</text:p>
            </table:table-cell>
          </table:table-row>
        </table:table-header-rows>
      </table:table>
      <text:p text:style-name="P6"/>
      <table:table table:name="Table18" table:style-name="Table18">
        <table:table-column table:style-name="Table18.A" table:number-columns-repeated="2"/>
        <table:table-header-rows>
          <table:table-row>
            <table:table-cell table:style-name="Table18.A1" office:value-type="string">
              <text:p text:style-name="Preformatted_20_Text"><text:bookmark text:name="source_citation"/><text:span text:style-name="T3">struct source_citation</text:span> { (<text:a xlink:type="simple" xlink:href="javascript:popup_gedcom('SOURCE_CITATION')">?</text:a>)</text:p>
              <text:p text:style-name="Preformatted_20_Text"><text:s text:c="2"/>char *description; (<text:a xlink:type="simple" xlink:href="javascript:popup_gedcom('SOURCE_DESCRIPTION')">?</text:a>)</text:p>
              <text:p text:style-name="Preformatted_20_Text"><text:s text:c="2"/><text:a xlink:type="simple" xlink:href="../../../../software/downloads/gedcom-parse-0.90.0/doc/interface.html#xref_value">struct xref_value</text:a> *reference; </text:p>
              <text:p text:style-name="Preformatted_20_Text"><text:s text:c="2"/>char *page; (<text:a xlink:type="simple" xlink:href="javascript:popup_gedcom('WHERE_WITHIN_SOURCE')">?</text:a>)</text:p>
              <text:p text:style-name="Preformatted_20_Text"><text:s text:c="2"/>char *event; (<text:a xlink:type="simple" xlink:href="javascript:popup_gedcom('EVENT_TYPE_CITED_FROM')">?</text:a>)</text:p>
              <text:p text:style-name="Preformatted_20_Text"><text:s text:c="2"/>char *role; (<text:a xlink:type="simple" xlink:href="javascript:popup_gedcom('ROLE_IN_EVENT')">?</text:a>)</text:p>
              <text:p text:style-name="Preformatted_20_Text"><text:s text:c="2"/><text:a xlink:type="simple" xlink:href="../../../../software/downloads/gedcom-parse-0.90.0/doc/interface.html#date_value">struct date_value</text:a> *date; (<text:a xlink:type="simple" xlink:href="javascript:popup_gedcom('ENTRY_RECORDING_DATE')">?</text:a>)</text:p>
              <text:p text:style-name="Preformatted_20_Text"><text:s text:c="2"/><text:a xlink:type="simple" xlink:href="../../../../software/downloads/gedcom-parse-0.90.0/doc/gomxref.html#text">struct text</text:a> *text; </text:p>
              <text:p text:style-name="Preformatted_20_Text"><text:s text:c="2"/>char *quality; (<text:a xlink:type="simple" xlink:href="javascript:popup_gedcom('CERTAINTY_ASSESSMENT')">?</text:a>)</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citation">struct source_citation</text:a> *next; </text:p>
              <text:p text:style-name="Preformatted_20_Text"><text:s text:c="2"/><text:a xlink:type="simple" xlink:href="../../../../software/downloads/gedcom-parse-0.90.0/doc/gomxref.html#source_citation">struct source_citation</text:a> *previous; </text:p>
              <text:p text:style-name="Preformatted_20_Text">}; </text:p>
            </table:table-cell>
            <table:table-cell table:style-name="Table18.B1" office:value-type="string">
              <text:p text:style-name="Table_20_Contents"/>
            </table:table-cell>
          </table:table-row>
        </table:table-header-rows>
      </table:table>
      <text:p text:style-name="Preformatted_20_Text"/>
      <table:table table:name="Table19" table:style-name="Table19">
        <table:table-column table:style-name="Table19.A" table:number-columns-repeated="2"/>
        <table:table-header-rows>
          <table:table-row>
            <table:table-cell table:style-name="Table19.A1" office:value-type="string">
              <text:p text:style-name="Preformatted_20_Text"><text:bookmark text:name="note_sub"/><text:span text:style-name="T3">struct note_sub</text:span> { (<text:a xlink:type="simple" xlink:href="javascript:popup_gedcom('NOTE_STRUCTURE')">?</text:a>)</text:p>
              <text:p text:style-name="Preformatted_20_Text"><text:s text:c="2"/>char *text; (<text:a xlink:type="simple" xlink:href="javascript:popup_gedcom('SUBMITTER_TEXT')">?</text:a>)</text:p>
              <text:p text:style-name="Preformatted_20_Text"><text:s text:c="2"/><text:a xlink:type="simple" xlink:href="../../../../software/downloads/gedcom-parse-0.90.0/doc/interface.html#xref_value">struct xref_value</text:a> *reference;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note_sub">struct note_sub</text:a> *next; </text:p>
              <text:p text:style-name="Preformatted_20_Text"><text:s text:c="2"/><text:a xlink:type="simple" xlink:href="../../../../software/downloads/gedcom-parse-0.90.0/doc/gomxref.html#note_sub">struct note_sub</text:a> *previous; </text:p>
              <text:p text:style-name="Preformatted_20_Text">}; </text:p>
            </table:table-cell>
            <table:table-cell table:style-name="Table19.B1" office:value-type="string">
              <text:p text:style-name="Table_20_Contents"/>
            </table:table-cell>
          </table:table-row>
        </table:table-header-rows>
      </table:table>
      <text:p text:style-name="Preformatted_20_Text"/>
      <table:table table:name="Table20" table:style-name="Table20">
        <table:table-column table:style-name="Table20.A" table:number-columns-repeated="2"/>
        <table:table-header-rows>
          <table:table-row>
            <table:table-cell table:style-name="Table20.A1" office:value-type="string">
              <text:p text:style-name="Preformatted_20_Text"><text:bookmark text:name="place"/><text:span text:style-name="T3">struct place</text:span> { (<text:a xlink:type="simple" xlink:href="javascript:popup_gedcom('PLACE_STRUCTURE')">?</text:a>)</text:p>
              <text:p text:style-name="Preformatted_20_Text"><text:s text:c="2"/>char *value; (<text:a xlink:type="simple" xlink:href="javascript:popup_gedcom('PLACE_VALUE')">?</text:a>)</text:p>
              <text:p text:style-name="Preformatted_20_Text"><text:s text:c="2"/>char *place_hierarchy; (<text:a xlink:type="simple" xlink:href="javascript:popup_gedcom('PLACE_HIERARCHY')">?</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0.B1" office:value-type="string">
              <text:p text:style-name="Table_20_Contents"/>
            </table:table-cell>
          </table:table-row>
        </table:table-header-rows>
      </table:table>
      <text:p text:style-name="Preformatted_20_Text"/>
      <text:p text:style-name="Preformatted_20_Text"/>
      <table:table table:name="Table21" table:style-name="Table21">
        <table:table-column table:style-name="Table21.A" table:number-columns-repeated="2"/>
        <table:table-header-rows>
          <table:table-row>
            <table:table-cell table:style-name="Table21.A1" office:value-type="string">
              <text:p text:style-name="Preformatted_20_Text"><text:bookmark text:name="multimedia_link"/><text:span text:style-name="T3">struct multimedia_link</text:span> { (<text:a xlink:type="simple" xlink:href="javascript:popup_gedcom('MULTIMEDIA_LINK')">?</text:a>)</text:p>
              <text:p text:style-name="Preformatted_20_Text"><text:s text:c="2"/><text:a xlink:type="simple" xlink:href="../../../../software/downloads/gedcom-parse-0.90.0/doc/interface.html#xref_value">struct xref_value</text:a> *reference; </text:p>
              <text:p text:style-name="Preformatted_20_Text"><text:s text:c="2"/>char *form; (<text:a xlink:type="simple" xlink:href="javascript:popup_gedcom('MULTIMEDIA_FORMAT')">?</text:a>)</text:p>
              <text:p text:style-name="Preformatted_20_Text"><text:s text:c="2"/>char *title; (<text:a xlink:type="simple" xlink:href="javascript:popup_gedcom('DESCRIPTIVE_TITLE')">?</text:a>)</text:p>
              <text:p text:style-name="Preformatted_20_Text"><text:s text:c="2"/>char *file; (<text:a xlink:type="simple" xlink:href="javascript:popup_gedcom('MULTIMEDIA_FILE_REFERENC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multimedia_link">struct multimedia_link</text:a> *next; </text:p>
              <text:p text:style-name="Preformatted_20_Text"><text:s text:c="2"/><text:a xlink:type="simple" xlink:href="../../../../software/downloads/gedcom-parse-0.90.0/doc/gomxref.html#multimedia_link">struct multimedia_link</text:a> *previous; </text:p>
              <text:p text:style-name="Preformatted_20_Text">}; </text:p>
            </table:table-cell>
            <table:table-cell table:style-name="Table21.B1" office:value-type="string">
              <text:p text:style-name="Table_20_Contents"/>
            </table:table-cell>
          </table:table-row>
        </table:table-header-rows>
      </table:table>
      <text:p text:style-name="Preformatted_20_Text"/>
      <text:p text:style-name="Preformatted_20_Text"/>
      <text:p text:style-name="Preformatted_20_Text"><text:s/></text:p>
      <text:p text:style-name="Preformatted_20_Text"/>
      <table:table table:name="Table5" table:style-name="Table5">
        <table:table-column table:style-name="Table5.A"/>
        <table:table-column table:style-name="Table5.B"/>
        <table:table-header-rows>
          <table:table-row>
            <table:table-cell table:style-name="Table5.A1" office:value-type="string">
              <text:p text:style-name="Preformatted_20_Text"><text:bookmark text:name="lds_event"/><text:span text:style-name="T3">struct lds_event</text:span> { (<text:a xlink:type="simple" xlink:href="javascript:popup_gedcom('LDS_INDIVIDUAL_ORDINANCE')">?</text:a>)</text:p>
              <text:p text:style-name="Preformatted_20_Text"><text:s text:c="2"/>int event; </text:p>
              <text:p text:style-name="Preformatted_20_Text"><text:s text:c="2"/>char *event_name; </text:p>
              <text:p text:style-name="Preformatted_20_Text"><text:s text:c="2"/>char *date_status; (<text:a xlink:type="simple" xlink:href="javascript:popup_gedcom('LDS_BAPTISM_DATE_STATUS')">?</text:a>)</text:p>
              <text:p text:style-name="Preformatted_20_Text"><text:s text:c="2"/><text:a xlink:type="simple" xlink:href="../../../../software/downloads/gedcom-parse-0.90.0/doc/interface.html#date_value">struct date_value</text:a> *date; (<text:a xlink:type="simple" xlink:href="javascript:popup_gedcom('DATE_LDS_ORD')">?</text:a>)</text:p>
              <text:p text:style-name="Preformatted_20_Text"><text:s text:c="2"/>char *temple_code; (<text:a xlink:type="simple" xlink:href="javascript:popup_gedcom('TEMPLE_CODE')">?</text:a>)</text:p>
              <text:p text:style-name="Preformatted_20_Text"><text:s text:c="2"/>char *place_living_ordinance; (<text:a xlink:type="simple" xlink:href="javascript:popup_gedcom('PLACE_LIVING_ORDINANCE')">?</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lds_event">struct lds_event</text:a> *next; </text:p>
              <text:p text:style-name="Preformatted_20_Text"><text:s text:c="2"/><text:a xlink:type="simple" xlink:href="../../../../software/downloads/gedcom-parse-0.90.0/doc/gomxref.html#lds_event">struct lds_event</text:a> *previous; </text:p>
              <text:p text:style-name="P6">};</text:p>
            </table:table-cell>
            <table:table-cell table:style-name="Table5.B1" office:value-type="string">
              <text:p text:style-name="P12">class LdsEvent {</text:p>
              <text:p text:style-name="P8">public:</text:p>
              <text:p text:style-name="P8">private:</text:p>
              <text:p text:style-name="P9">int event;</text:p>
              <text:p text:style-name="P9">string event_name;</text:p>
              <text:p text:style-name="P9">string date_status;</text:p>
              <text:p text:style-name="P9">DateValue* date;</text:p>
              <text:p text:style-name="P9">string temple_code;</text:p>
              <text:p text:style-name="P9">string living_ordinance_place;</text:p>
              <text:p text:style-name="P9">XRefValue* family;</text:p>
              <text:p text:style-name="P9">SourceCitation* citation;</text:p>
              <text:p text:style-name="P9">NoteSub* note;</text:p>
              <text:p text:style-name="P9">UserData* extra;</text:p>
              <text:p text:style-name="P9">LdsEvent* next;</text:p>
              <text:p text:style-name="P9">LdsEvent* prev;</text:p>
              <text:p text:style-name="P18">};</text:p>
            </table:table-cell>
          </table:table-row>
        </table:table-header-rows>
      </table:table>
      <text:p text:style-name="Preformatted_20_Text"/>
      <table:table table:name="Table22" table:style-name="Table22">
        <table:table-column table:style-name="Table22.A" table:number-columns-repeated="2"/>
        <table:table-header-rows>
          <table:table-row>
            <table:table-cell table:style-name="Table22.A1" office:value-type="string">
              <text:p text:style-name="Preformatted_20_Text"><text:bookmark text:name="user_ref_number"/><text:span text:style-name="T3">struct user_ref_number</text:span> { </text:p>
              <text:p text:style-name="Preformatted_20_Text"><text:s text:c="2"/>char *value; (<text:a xlink:type="simple" xlink:href="javascript:popup_gedcom('USER_REFERENCE_NUMBER')">?</text:a>)</text:p>
              <text:p text:style-name="Preformatted_20_Text"><text:s text:c="2"/>char *type; (<text:a xlink:type="simple" xlink:href="javascript:popup_gedcom('USER_REFERENC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user_ref_number">struct user_ref_number</text:a> *next; </text:p>
              <text:p text:style-name="Preformatted_20_Text"><text:s text:c="2"/><text:a xlink:type="simple" xlink:href="../../../../software/downloads/gedcom-parse-0.90.0/doc/gomxref.html#user_ref_number">struct user_ref_number</text:a> *previous; </text:p>
              <text:p text:style-name="Preformatted_20_Text">}; </text:p>
            </table:table-cell>
            <table:table-cell table:style-name="Table22.B1" office:value-type="string">
              <text:p text:style-name="Table_20_Contents"/>
            </table:table-cell>
          </table:table-row>
        </table:table-header-rows>
      </table:table>
      <text:p text:style-name="Preformatted_20_Text"/>
      <table:table table:name="Table23" table:style-name="Table23">
        <table:table-column table:style-name="Table23.A" table:number-columns-repeated="2"/>
        <table:table-header-rows>
          <table:table-row>
            <table:table-cell table:style-name="Table23.A1" office:value-type="string">
              <text:p text:style-name="Preformatted_20_Text"><text:bookmark text:name="change_date"/><text:span text:style-name="T3">struct change_date</text:span> { (<text:a xlink:type="simple" xlink:href="javascript:popup_gedcom('CHANGE_DATE_STRUCTURE')">?</text:a>)</text:p>
              <text:p text:style-name="Preformatted_20_Text"><text:s text:c="2"/><text:a xlink:type="simple" xlink:href="../../../../software/downloads/gedcom-parse-0.90.0/doc/interface.html#date_value">struct date_value</text:a> *date; (<text:a xlink:type="simple" xlink:href="javascript:popup_gedcom('CHANGE_DATE')">?</text:a>)</text:p>
              <text:p text:style-name="Preformatted_20_Text"><text:s text:c="2"/>char *time; (<text:a xlink:type="simple" xlink:href="javascript:popup_gedcom('TIME_VALUE')">?</text:a>)</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 </text:p>
            </table:table-cell>
            <table:table-cell table:style-name="Table23.B1" office:value-type="string">
              <text:p text:style-name="Table_20_Contents"/>
            </table:table-cell>
          </table:table-row>
        </table:table-header-rows>
      </table:table>
      <text:p text:style-name="Preformatted_20_Text"><text:s/></text:p>
      <table:table table:name="Table24" table:style-name="Table24">
        <table:table-column table:style-name="Table24.A" table:number-columns-repeated="2"/>
        <table:table-header-rows>
          <table:table-row>
            <table:table-cell table:style-name="Table24.A1" office:value-type="string">
              <text:p text:style-name="Preformatted_20_Text"><text:bookmark text:name="event"/><text:span text:style-name="T3">struct event</text:span> { (<text:a xlink:type="simple" xlink:href="javascript:popup_gedcom('FAMILY_EVENT_STRUCTURE')">?</text:a>)</text:p>
              <text:p text:style-name="Preformatted_20_Text"><text:s text:c="2"/>int event; </text:p>
              <text:p text:style-name="Preformatted_20_Text"><text:s text:c="2"/>char *event_name; </text:p>
              <text:p text:style-name="Preformatted_20_Text"><text:s text:c="2"/>char *val; </text:p>
              <text:p text:style-name="Preformatted_20_Text"><text:s text:c="2"/>char *type; (<text:a xlink:type="simple" xlink:href="javascript:popup_gedcom('EVENT_DESCRIPTOR')">?</text:a>)</text:p>
              <text:p text:style-name="Preformatted_20_Text"><text:s text:c="2"/><text:a xlink:type="simple" xlink:href="../../../../software/downloads/gedcom-parse-0.90.0/doc/interface.html#date_value">struct date_value</text:a> *date; (<text:a xlink:type="simple" xlink:href="javascript:popup_gedcom('DATE_VALUE')">?</text:a>)</text:p>
              <text:p text:style-name="Preformatted_20_Text"><text:s text:c="2"/><text:a xlink:type="simple" xlink:href="../../../../software/downloads/gedcom-parse-0.90.0/doc/gomxref.html#place">struct place</text:a> *place; </text:p>
              <text:p text:style-name="Preformatted_20_Text"><text:s text:c="2"/><text:a xlink:type="simple" xlink:href="../../../../software/downloads/gedcom-parse-0.90.0/doc/gomxref.html#address">struct address</text:a> *address; </text:p>
              <text:p text:style-name="Preformatted_20_Text"><text:s text:c="2"/>char *phone[3]; (<text:a xlink:type="simple" xlink:href="javascript:popup_gedcom('PHONE_NUMBER')">?</text:a>)</text:p>
              <text:p text:style-name="Preformatted_20_Text"><text:s text:c="2"/><text:a xlink:type="simple" xlink:href="../../../../software/downloads/gedcom-parse-0.90.0/doc/interface.html#age_value">struct age_value</text:a> *age; (<text:a xlink:type="simple" xlink:href="javascript:popup_gedcom('AGE_AT_EVENT')">?</text:a>)</text:p>
              <text:p text:style-name="Preformatted_20_Text"><text:s text:c="2"/>char *agency; (<text:a xlink:type="simple" xlink:href="javascript:popup_gedcom('RESPONSIBLE_AGENCY')">?</text:a>)</text:p>
              <text:p text:style-name="Preformatted_20_Text"><text:s text:c="2"/>char *cause; (<text:a xlink:type="simple" xlink:href="javascript:popup_gedcom('CAUSE_OF_EVENT')">?</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multimedia_link">struct multimedia_link</text:a> *mm_link;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interface.html#age_value">struct age_value</text:a> *husband_age; </text:p>
              <text:p text:style-name="Preformatted_20_Text"><text:s text:c="2"/><text:a xlink:type="simple" xlink:href="../../../../software/downloads/gedcom-parse-0.90.0/doc/interface.html#age_value">struct age_value</text:a> *wife_age; </text:p>
              <text:p text:style-name="Preformatted_20_Text"><text:s text:c="2"/><text:a xlink:type="simple" xlink:href="../../../../software/downloads/gedcom-parse-0.90.0/doc/interface.html#xref_value">struct xref_value</text:a> *family; </text:p>
              <text:p text:style-name="Preformatted_20_Text"><text:s text:c="2"/>char *adoption_parent; (<text:a xlink:type="simple" xlink:href="javascript:popup_gedcom('ADOPTED_BY_WHICH_PARENT')">?</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event">struct event</text:a> *next; </text:p>
              <text:p text:style-name="Preformatted_20_Text"><text:s text:c="2"/><text:a xlink:type="simple" xlink:href="../../../../software/downloads/gedcom-parse-0.90.0/doc/gomxref.html#event">struct event</text:a> *previous; </text:p>
              <text:p text:style-name="Preformatted_20_Text">}; </text:p>
            </table:table-cell>
            <table:table-cell table:style-name="Table24.B1" office:value-type="string">
              <text:p text:style-name="Table_20_Contents"/>
            </table:table-cell>
          </table:table-row>
        </table:table-header-rows>
      </table:table>
      <text:p text:style-name="Preformatted_20_Text"/>
      <text:p text:style-name="Preformatted_20_Text"><text:s/></text:p>
      <text:p text:style-name="Preformatted_20_Text"/>
      <table:table table:name="Table25" table:style-name="Table25">
        <table:table-column table:style-name="Table25.A" table:number-columns-repeated="2"/>
        <table:table-header-rows>
          <table:table-row>
            <table:table-cell table:style-name="Table25.A1" office:value-type="string">
              <text:p text:style-name="Preformatted_20_Text"><text:bookmark text:name="xref_list"/><text:span text:style-name="T3">struct xref_list</text:span> { </text:p>
              <text:p text:style-name="Preformatted_20_Text"><text:s text:c="2"/><text:a xlink:type="simple" xlink:href="../../../../software/downloads/gedcom-parse-0.90.0/doc/interface.html#xref_value">struct xref_value</text:a> *xref;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xref_list">struct xref_list</text:a> *next; </text:p>
              <text:p text:style-name="Preformatted_20_Text"><text:s text:c="2"/><text:a xlink:type="simple" xlink:href="../../../../software/downloads/gedcom-parse-0.90.0/doc/gomxref.html#xref_list">struct xref_list</text:a> *previous; </text:p>
              <text:p text:style-name="Preformatted_20_Text">}; </text:p>
            </table:table-cell>
            <table:table-cell table:style-name="Table25.B1" office:value-type="string">
              <text:p text:style-name="Table_20_Contents"/>
            </table:table-cell>
          </table:table-row>
        </table:table-header-rows>
      </table:table>
      <text:p text:style-name="Preformatted_20_Text"><text:s/></text:p>
      <table:table table:name="Table26" table:style-name="Table26">
        <table:table-column table:style-name="Table26.A" table:number-columns-repeated="2"/>
        <table:table-header-rows>
          <table:table-row>
            <table:table-cell table:style-name="Table26.A1" office:value-type="string">
              <text:p text:style-name="Preformatted_20_Text"><text:bookmark text:name="personal_name"/><text:span text:style-name="T3">struct personal_name</text:span> { (<text:a xlink:type="simple" xlink:href="javascript:popup_gedcom('PERSONAL_NAME_STRUCTURE')">?</text:a>)</text:p>
              <text:p text:style-name="Preformatted_20_Text"><text:s text:c="2"/>char *name; (<text:a xlink:type="simple" xlink:href="javascript:popup_gedcom('NAME_PERSONAL')">?</text:a>)</text:p>
              <text:p text:style-name="Preformatted_20_Text"><text:s text:c="2"/>char *prefix; (<text:a xlink:type="simple" xlink:href="javascript:popup_gedcom('NAME_PIECE_PREFIX')">?</text:a>)</text:p>
              <text:p text:style-name="Preformatted_20_Text"><text:s text:c="2"/>char *given; (<text:a xlink:type="simple" xlink:href="javascript:popup_gedcom('NAME_PIECE_GIVEN')">?</text:a>)</text:p>
              <text:p text:style-name="Preformatted_20_Text"><text:s text:c="2"/>char *nickname; (<text:a xlink:type="simple" xlink:href="javascript:popup_gedcom('NAME_PIECE_NICKNAME')">?</text:a>)</text:p>
              <text:p text:style-name="Preformatted_20_Text"><text:s text:c="2"/>char *surname_prefix; (<text:a xlink:type="simple" xlink:href="javascript:popup_gedcom('NAME_PIECE_SURNAME_PREFIX')">?</text:a>)</text:p>
              <text:p text:style-name="Preformatted_20_Text"><text:s text:c="2"/>char *surname; (<text:a xlink:type="simple" xlink:href="javascript:popup_gedcom('NAME_PIECE_SURNAME')">?</text:a>)</text:p>
              <text:p text:style-name="Preformatted_20_Text"><text:s text:c="2"/>char *suffix; (<text:a xlink:type="simple" xlink:href="javascript:popup_gedcom('NAME_PIECE_SUFFIX')">?</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rsonal_name">struct personal_name</text:a> *next; </text:p>
              <text:p text:style-name="Preformatted_20_Text"><text:s text:c="2"/><text:a xlink:type="simple" xlink:href="../../../../software/downloads/gedcom-parse-0.90.0/doc/gomxref.html#personal_name">struct personal_name</text:a> *previous; </text:p>
              <text:p text:style-name="Preformatted_20_Text">}; </text:p>
            </table:table-cell>
            <table:table-cell table:style-name="Table26.B1" office:value-type="string">
              <text:p text:style-name="Table_20_Contents"/>
            </table:table-cell>
          </table:table-row>
        </table:table-header-rows>
      </table:table>
      <text:p text:style-name="Preformatted_20_Text"/>
      <text:p text:style-name="Preformatted_20_Text"><text:s/></text:p>
      <table:table table:name="Table27" table:style-name="Table27">
        <table:table-column table:style-name="Table27.A" table:number-columns-repeated="2"/>
        <table:table-header-rows>
          <table:table-row>
            <table:table-cell table:style-name="Table27.A1" office:value-type="string">
              <text:p text:style-name="Preformatted_20_Text"><text:bookmark text:name="pedigree"/><text:span text:style-name="T3">struct pedigree</text:span> { </text:p>
              <text:p text:style-name="Preformatted_20_Text"><text:s text:c="2"/>char *pedigree; (<text:a xlink:type="simple" xlink:href="javascript:popup_gedcom('PEDIGREE_LINKAGE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pedigree">struct pedigree</text:a> *next; </text:p>
              <text:p text:style-name="Preformatted_20_Text"><text:s text:c="2"/><text:a xlink:type="simple" xlink:href="../../../../software/downloads/gedcom-parse-0.90.0/doc/gomxref.html#pedigree">struct pedigree</text:a> *previous; </text:p>
              <text:p text:style-name="Preformatted_20_Text">}; </text:p>
            </table:table-cell>
            <table:table-cell table:style-name="Table27.B1" office:value-type="string">
              <text:p text:style-name="Table_20_Contents"/>
            </table:table-cell>
          </table:table-row>
        </table:table-header-rows>
      </table:table>
      <text:p text:style-name="Preformatted_20_Text"/>
      <table:table table:name="Table28" table:style-name="Table28">
        <table:table-column table:style-name="Table28.A" table:number-columns-repeated="2"/>
        <table:table-header-rows>
          <table:table-row>
            <table:table-cell table:style-name="Table28.A1" office:value-type="string">
              <text:p text:style-name="Preformatted_20_Text"><text:bookmark text:name="family_link"/><text:span text:style-name="T3">struct family_link</text:span> { (<text:a xlink:type="simple" xlink:href="javascript:popup_gedcom('CHILD_TO_FAMILY_LINK')">?</text:a>)</text:p>
              <text:p text:style-name="Preformatted_20_Text"><text:s text:c="2"/><text:a xlink:type="simple" xlink:href="../../../../software/downloads/gedcom-parse-0.90.0/doc/interface.html#xref_value">struct xref_value</text:a> *family; </text:p>
              <text:p text:style-name="Preformatted_20_Text"><text:s text:c="2"/><text:a xlink:type="simple" xlink:href="../../../../software/downloads/gedcom-parse-0.90.0/doc/gomxref.html#pedigree">struct pedigree</text:a> *pedigree;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family_link">struct family_link</text:a> *next; </text:p>
              <text:p text:style-name="Preformatted_20_Text"><text:s text:c="2"/><text:a xlink:type="simple" xlink:href="../../../../software/downloads/gedcom-parse-0.90.0/doc/gomxref.html#family_link">struct family_link</text:a> *previous; </text:p>
              <text:p text:style-name="Preformatted_20_Text">}; </text:p>
            </table:table-cell>
            <table:table-cell table:style-name="Table28.B1" office:value-type="string">
              <text:p text:style-name="Table_20_Contents"/>
            </table:table-cell>
          </table:table-row>
        </table:table-header-rows>
      </table:table>
      <text:p text:style-name="Preformatted_20_Text"/>
      <table:table table:name="Table29" table:style-name="Table29">
        <table:table-column table:style-name="Table29.A" table:number-columns-repeated="2"/>
        <table:table-header-rows>
          <table:table-row>
            <table:table-cell table:style-name="Table29.A1" office:value-type="string">
              <text:p text:style-name="Preformatted_20_Text"><text:bookmark text:name="association"/><text:span text:style-name="T3">struct association</text:span> { (<text:a xlink:type="simple" xlink:href="javascript:popup_gedcom('ASSOCIATION_STRUCTURE')">?</text:a>)</text:p>
              <text:p text:style-name="Preformatted_20_Text"><text:s text:c="2"/><text:a xlink:type="simple" xlink:href="../../../../software/downloads/gedcom-parse-0.90.0/doc/interface.html#xref_value">struct xref_value</text:a> *to; </text:p>
              <text:p text:style-name="Preformatted_20_Text"><text:s text:c="2"/>char *type; (<text:a xlink:type="simple" xlink:href="javascript:popup_gedcom('RECORD_TYPE')">?</text:a>)</text:p>
              <text:p text:style-name="Preformatted_20_Text"><text:s text:c="2"/>char *relation; (<text:a xlink:type="simple" xlink:href="javascript:popup_gedcom('RELATION_IS_DESCRIPTOR')">?</text:a>)</text:p>
              <text:p text:style-name="Preformatted_20_Text"><text:s text:c="2"/><text:a xlink:type="simple" xlink:href="../../../../software/downloads/gedcom-parse-0.90.0/doc/gomxref.html#source_citation">struct source_citation</text:a> *citation; </text:p>
              <text:p text:style-name="Preformatted_20_Text"><text:s text:c="2"/><text:a xlink:type="simple" xlink:href="../../../../software/downloads/gedcom-parse-0.90.0/doc/gomxref.html#note_sub">struct note_sub</text:a> *note; </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association">struct association</text:a> *next; </text:p>
              <text:p text:style-name="Preformatted_20_Text"><text:s text:c="2"/><text:a xlink:type="simple" xlink:href="../../../../software/downloads/gedcom-parse-0.90.0/doc/gomxref.html#association">struct association</text:a> *previous; </text:p>
              <text:p text:style-name="Preformatted_20_Text">}; </text:p>
            </table:table-cell>
            <table:table-cell table:style-name="Table29.B1" office:value-type="string">
              <text:p text:style-name="Table_20_Contents"/>
            </table:table-cell>
          </table:table-row>
        </table:table-header-rows>
      </table:table>
      <text:p text:style-name="Preformatted_20_Text"/>
      <table:table table:name="Table30" table:style-name="Table30">
        <table:table-column table:style-name="Table30.A" table:number-columns-repeated="2"/>
        <table:table-header-rows>
          <table:table-row>
            <table:table-cell table:style-name="Table30.A1" office:value-type="string">
              <text:p text:style-name="Preformatted_20_Text"><text:bookmark text:name="source_event"/><text:span text:style-name="T3">struct source_event</text:span> { </text:p>
              <text:p text:style-name="Preformatted_20_Text"><text:s text:c="2"/>char *recorded_events; (<text:a xlink:type="simple" xlink:href="javascript:popup_gedcom('EVENTS_RECORDED')">?</text:a>)</text:p>
              <text:p text:style-name="Preformatted_20_Text"><text:s text:c="2"/><text:a xlink:type="simple" xlink:href="../../../../software/downloads/gedcom-parse-0.90.0/doc/interface.html#date_value">struct date_value</text:a> *date_period; (<text:a xlink:type="simple" xlink:href="javascript:popup_gedcom('DATE_PERIOD')">?</text:a>)</text:p>
              <text:p text:style-name="Preformatted_20_Text"><text:s text:c="2"/>char *jurisdiction; (<text:a xlink:type="simple" xlink:href="javascript:popup_gedcom('SOURCE_JURISDICTION_PLAC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event">struct source_event</text:a> *next; </text:p>
              <text:p text:style-name="Preformatted_20_Text"><text:s text:c="2"/><text:a xlink:type="simple" xlink:href="../../../../software/downloads/gedcom-parse-0.90.0/doc/gomxref.html#source_event">struct source_event</text:a> *previous; </text:p>
              <text:p text:style-name="Preformatted_20_Text">}; </text:p>
            </table:table-cell>
            <table:table-cell table:style-name="Table30.B1" office:value-type="string">
              <text:p text:style-name="Table_20_Contents"/>
            </table:table-cell>
          </table:table-row>
        </table:table-header-rows>
      </table:table>
      <text:p text:style-name="Preformatted_20_Text"/>
      <table:table table:name="Table15" table:style-name="Table15">
        <table:table-column table:style-name="Table15.A"/>
        <table:table-column table:style-name="Table15.B"/>
        <table:table-header-rows>
          <table:table-row>
            <table:table-cell table:style-name="Table15.A1" office:value-type="string">
              <text:p text:style-name="Preformatted_20_Text"><text:bookmark text:name="source_description"/><text:span text:style-name="T3">struct source_description</text:span> { </text:p>
              <text:p text:style-name="Preformatted_20_Text"><text:s text:c="2"/>char *call_number; (<text:a xlink:type="simple" xlink:href="javascript:popup_gedcom('SOURCE_CALL_NUMBER')">?</text:a>)</text:p>
              <text:p text:style-name="Preformatted_20_Text"><text:s text:c="2"/>char *media; (<text:a xlink:type="simple" xlink:href="javascript:popup_gedcom('SOURCE_MEDIA_TYPE')">?</text:a>)</text:p>
              <text:p text:style-name="Preformatted_20_Text"><text:s text:c="2"/><text:a xlink:type="simple" xlink:href="../../../../software/downloads/gedcom-parse-0.90.0/doc/gomxref.html#user_data">struct user_data</text:a> *extra; </text:p>
              <text:p text:style-name="Preformatted_20_Text"><text:s text:c="2"/><text:a xlink:type="simple" xlink:href="../../../../software/downloads/gedcom-parse-0.90.0/doc/gomxref.html#source_description">struct source_description</text:a> *next; </text:p>
              <text:p text:style-name="Preformatted_20_Text"><text:s text:c="2"/><text:a xlink:type="simple" xlink:href="../../../../software/downloads/gedcom-parse-0.90.0/doc/gomxref.html#source_description">struct source_description</text:a> *previous; </text:p>
              <text:p text:style-name="P6">};</text:p>
            </table:table-cell>
            <table:table-cell table:style-name="Table15.B1" office:value-type="string">
              <text:p text:style-name="P7">class SourceDescription {</text:p>
              <text:p text:style-name="P8">public:</text:p>
              <text:p text:style-name="P9">//</text:p>
              <text:p text:style-name="P8">private:</text:p>
              <text:p text:style-name="P9">string call_number;</text:p>
              <text:p text:style-name="P9">string media;</text:p>
              <text:p text:style-name="P9">UserData* extra;</text:p>
              <text:p text:style-name="P9">SourceDescription* next;</text:p>
              <text:p text:style-name="P9">SourceDescription* prev;</text:p>
              <text:p text:style-name="P9"/>
              <text:p text:style-name="P7">};</text:p>
            </table:table-cell>
          </table:table-row>
        </table:table-header-rows>
      </table:table>
      <text:p text:style-name="Preformatted_20_Text"/>
      <text:p text:style-name="Preformatted_20_Text"/>
      <text:h text:style-name="Heading_20_1" text:outline-level="1">libgedcom main structures</text:h>
      <text:p text:style-name="Text_20_body">See interface.html “Libgedcom interface details” for more information</text:p>
      <table:table table:name="Table6" table:style-name="Table6">
        <table:table-column table:style-name="Table6.A"/>
        <table:table-column table:style-name="Table6.B"/>
        <table:table-header-rows>
          <table:table-row>
            <table:table-cell table:style-name="Table6.A1" office:value-type="string">
              <text:p text:style-name="Preformatted_20_Text">The <text:span text:style-name="Source_20_Text">Xref_type</text:span> gives the type of the cross-reference and can be one of:</text:p>
              <text:list text:style-name="L1">
                <text:list-item>
                  <text:p text:style-name="P20"><text:span text:style-name="Source_20_Text">XREF_NONE (used as default value) </text:span></text:p>
                </text:list-item>
                <text:list-item>
                  <text:p text:style-name="P20"><text:span text:style-name="Source_20_Text">XREF_FAM </text:span></text:p>
                </text:list-item>
                <text:list-item>
                  <text:p text:style-name="P20"><text:span text:style-name="Source_20_Text">XREF_INDI </text:span></text:p>
                </text:list-item>
                <text:list-item>
                  <text:p text:style-name="P20"><text:span text:style-name="Source_20_Text">XREF_NOTE </text:span></text:p>
                </text:list-item>
                <text:list-item>
                  <text:p text:style-name="P20"><text:span text:style-name="Source_20_Text">XREF_OBJE </text:span></text:p>
                </text:list-item>
                <text:list-item>
                  <text:p text:style-name="P20"><text:span text:style-name="Source_20_Text">XREF_REPO </text:span></text:p>
                </text:list-item>
                <text:list-item>
                  <text:p text:style-name="P20"><text:span text:style-name="Source_20_Text">XREF_SOUR </text:span></text:p>
                </text:list-item>
                <text:list-item>
                  <text:p text:style-name="P20"><text:span text:style-name="Source_20_Text">XREF_SUBM </text:span></text:p>
                </text:list-item>
                <text:list-item>
                  <text:p text:style-name="P20"><text:span text:style-name="Source_20_Text">XREF_SUBN</text:span></text:p>
                </text:list-item>
                <text:list-item>
                  <text:p text:style-name="P20"><text:span text:style-name="Source_20_Text">XREF_ANY (if the type is not known, see below)</text:span></text:p>
                </text:list-item>
                <text:list-item>
                  <text:p text:style-name="P20"><text:span text:style-name="Source_20_Text">XREF_USER (for application-specific cross-references)</text:span></text:p>
                </text:list-item>
              </text:list>
            </table:table-cell>
            <table:table-cell table:style-name="Table6.B1" office:value-type="string">
              <text:p text:style-name="Preformatted_20_Text">enum XRefType {NONE, FAM, INDI, NOTE, OBJE, REPO, SOUR, SUBM, SUBN, ANY, USER};</text:p>
            </table:table-cell>
          </table:table-row>
        </table:table-header-rows>
      </table:table>
      <text:p text:style-name="P1"/>
      <table:table table:name="Table7" table:style-name="Table7">
        <table:table-column table:style-name="Table7.A"/>
        <table:table-column table:style-name="Table7.B"/>
        <table:table-header-rows>
          <table:table-row>
            <table:table-cell table:style-name="Table7.A1" office:value-type="string">
              <text:p text:style-name="Preformatted_20_Text"><text:span text:style-name="Source_20_Text">struct xref_value {<text:line-break/><text:tab/>Xref_type<text:tab/>type,<text:line-break/><text:tab/>char*<text:tab/>string,<text:line-break/><text:tab/>Gedcom_ctxt object<text:line-break/>};</text:span></text:p>
            </table:table-cell>
            <table:table-cell table:style-name="Table7.B1" office:value-type="string">
              <text:p text:style-name="Preformatted_20_Text"><text:span text:style-name="Source_20_Text">class XRefValue {</text:span></text:p>
              <text:p text:style-name="Preformatted_20_Text"><text:span text:style-name="Source_20_Text">public:</text:span></text:p>
              <text:p text:style-name="Preformatted_20_Text"><text:span text:style-name="Source_20_Text">XRefValue();</text:span></text:p>
              <text:p text:style-name="Preformatted_20_Text"><text:span text:style-name="Source_20_Text">//accessors</text:span></text:p>
              <text:p text:style-name="Preformatted_20_Text"><text:span text:style-name="Source_20_Text">private:</text:span></text:p>
              <text:p text:style-name="Preformatted_20_Text"><text:span text:style-name="Source_20_Text">XRefType type;</text:span></text:p>
              <text:p text:style-name="Preformatted_20_Text"><text:span text:style-name="Source_20_Text">string value;</text:span></text:p>
              <text:p text:style-name="Preformatted_20_Text"><text:span text:style-name="T7">GedcomContext object;</text:span></text:p>
              <text:p text:style-name="Preformatted_20_Text"><text:span text:style-name="Source_20_Text">};</text:span></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Nimbus Mono L" svg:font-family="'Nimbus Mono L'" style:font-family-generic="modern" style:font-pitch="fixed"/>
    <style:font-face style:name="DejaVu Sans" svg:font-family="'DejaVu Sans'" style:font-pitch="variable"/>
    <style:font-face style:name="Tahoma" svg:font-family="Tahoma" style:font-pitch="variable"/>
    <style:font-face style:name="Palatino Linotype1" svg:font-family="'Palatino Linotype'" style:font-adornments="Bold"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en" fo:country="US"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Palatino Linotype"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1" fo:font-size="14pt" fo:font-weight="bold" style:font-name-asian="DejaVu Sans" style:font-size-asian="18pt" style:font-weight-asian="bold" style:font-name-complex="Tahoma" style:font-size-complex="18pt"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sh Hansen</meta:initial-creator>
    <meta:creation-date>2006-08-26T21:48:41</meta:creation-date>
    <dc:creator>Josh Hansen</dc:creator>
    <dc:date>2006-09-04T21:03:42</dc:date>
    <dc:language>en-US</dc:language>
    <meta:editing-cycles>18</meta:editing-cycles>
    <meta:editing-duration>P4DT13H5M6S</meta:editing-duration>
    <meta:user-defined meta:name="Info 1"/>
    <meta:user-defined meta:name="Info 2"/>
    <meta:user-defined meta:name="Info 3"/>
    <meta:user-defined meta:name="Info 4"/>
    <meta:document-statistic meta:table-count="30" meta:image-count="0" meta:object-count="0" meta:page-count="11" meta:paragraph-count="714" meta:word-count="1894" meta:character-count="14713"/>
  </office:meta>
</office:document-meta>
</file>